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roman" style:font-pitch="variable" svg:panose-1="2 11 6 4 2 2 2 2 2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bullet-char="">
        <style:list-level-properties text:space-before="0.489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bullet-char="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prefix="(" style:num-suffix=")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8">
      <text:list-level-style-number text:level="1" style:num-prefix="(" style:num-suffix=")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9">
      <text:list-level-style-bullet text:level="1" text:style-name="WW_CharLFO9LVL1" text:bullet-char="­">
        <style:list-level-properties text:space-before="0in" text:min-label-width="0.25in"/>
        <style:text-properties style:font-name="Open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number text:level="1" style:num-prefix="(" style:num-suffix=")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bullet text:level="1" text:style-name="WW_CharLFO1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">
        <style:list-level-properties text:space-before="1.7722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2.2722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2.7722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3.2722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3.7722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4.2722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4.7722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5.2722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5.7722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bullet-char="-">
        <style:list-level-properties text:space-before="0in" text:min-label-width="0.25in"/>
      </text:list-level-style-bullet>
    </text:list-style>
    <text:list-style style:name="LFO18">
      <text:list-level-style-bullet text:level="1" text:bullet-char="-">
        <style:list-level-properties text:space-before="0in" text:min-label-width="0.25in"/>
      </text:list-level-style-bullet>
    </text:list-style>
    <text:list-style style:name="LFO19">
      <text:list-level-style-bullet text:level="1" text:style-name="WW_CharLFO19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9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1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0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2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0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0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2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0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20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1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1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21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2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2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2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2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2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2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22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in" text:min-label-width="0.25in"/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1">
      <text:list-level-style-bullet text:level="1" text:style-name="WW_CharLFO3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bullet text:level="1" text:style-name="WW_CharLFO33LVL1" text:bullet-char="">
        <style:list-level-properties text:space-before="1.0388in" text:min-label-width="0.25in"/>
        <style:text-properties style:font-name="Wingdings"/>
      </text:list-level-style-bullet>
      <text:list-level-style-bullet text:level="2" text:style-name="WW_CharLFO33LVL2" text:bullet-char="o">
        <style:list-level-properties text:space-before="1.5388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2.0388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2.5388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3.0388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3.5388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4.0388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4.5388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5.0388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6.8409in" style:use-optimal-column-width="false"/>
    </style:style>
    <style:style style:name="Table1" style:family="table" style:master-page-name="MP0">
      <style:table-properties style:width="6.8409in" fo:margin-left="0in" table:align="center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in" fo:padding-left="0.0486in" fo:padding-bottom="0in" fo:padding-right="0.0486in"/>
    </style:style>
    <style:style style:name="P5" style:parent-style-name="Textoindependiente3" style:family="paragraph">
      <style:paragraph-properties fo:break-before="page" fo:text-align="center"/>
      <style:text-properties style:font-name-complex="Arial"/>
    </style:style>
    <style:style style:name="P11" style:parent-style-name="Textoindependiente3" style:family="paragraph">
      <style:paragraph-properties fo:text-align="center"/>
    </style:style>
    <style:style style:name="T12" style:parent-style-name="Fuentedepárrafopredeter." style:family="text">
      <style:text-properties style:font-name-complex="Arial" style:font-weight-complex="bold"/>
    </style:style>
    <style:style style:name="P13" style:parent-style-name="Normal" style:family="paragraph">
      <style:paragraph-properties fo:text-align="justify" fo:margin-right="0.1013in"/>
      <style:text-properties style:font-name="Arial" style:font-name-complex="Arial" fo:font-size="10pt" style:font-size-asian="10pt" style:font-size-complex="10pt"/>
    </style:style>
    <style:style style:name="P14" style:parent-style-name="Normal" style:family="paragraph">
      <style:paragraph-properties fo:text-align="justify" fo:margin-right="0.1013in"/>
      <style:text-properties style:font-name="Arial" style:font-name-complex="Arial" fo:font-size="10pt" style:font-size-asian="10pt" style:font-size-complex="10pt"/>
    </style:style>
    <style:style style:name="P15" style:parent-style-name="Normal" style:family="paragraph">
      <style:paragraph-properties fo:margin-right="0.1in">
        <style:tab-stops>
          <style:tab-stop style:type="left" style:position="0.4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6" style:parent-style-name="Normal" style:family="paragraph">
      <style:paragraph-properties fo:text-align="justify" fo:margin-right="0.1013in"/>
    </style:style>
    <style:style style:name="T1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9" style:parent-style-name="Normal" style:family="paragraph">
      <style:paragraph-properties fo:text-align="justify" fo:margin-right="0.1013in"/>
    </style:style>
    <style:style style:name="T2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2" style:parent-style-name="Normal" style:family="paragraph">
      <style:paragraph-properties fo:text-align="justify" fo:margin-right="0.1013in"/>
    </style:style>
    <style:style style:name="T2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5" style:parent-style-name="Normal" style:family="paragraph">
      <style:paragraph-properties fo:text-align="justify" fo:margin-right="0.1013in"/>
    </style:style>
    <style:style style:name="T2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8" style:parent-style-name="Normal" style:family="paragraph">
      <style:paragraph-properties style:text-autospace="none" fo:text-align="justify"/>
    </style:style>
    <style:style style:name="T2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1" style:parent-style-name="Normal" style:family="paragraph">
      <style:paragraph-properties style:text-autospace="none" fo:text-align="justify"/>
    </style:style>
    <style:style style:name="T3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4" style:parent-style-name="Normal" style:family="paragraph">
      <style:paragraph-properties fo:margin-left="0.75in" fo:text-indent="-0.75in">
        <style:tab-stops>
          <style:tab-stop style:type="left" style:position="-0.5527in"/>
          <style:tab-stop style:type="left" style:position="0in"/>
          <style:tab-stop style:type="left" style:position="2.4986in"/>
          <style:tab-stop style:type="left" style:position="5.8458in"/>
          <style:tab-stop style:type="left" style:position="5.9437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olumn36" style:family="table-column">
      <style:table-column-properties style:column-width="1.7791in" style:use-optimal-column-width="false"/>
    </style:style>
    <style:style style:name="TableColumn37" style:family="table-column">
      <style:table-column-properties style:column-width="1.8958in" style:use-optimal-column-width="false"/>
    </style:style>
    <style:style style:name="TableColumn38" style:family="table-column">
      <style:table-column-properties style:column-width="2.9659in" style:use-optimal-column-width="false"/>
    </style:style>
    <style:style style:name="Table35" style:family="table">
      <style:table-properties style:width="6.6409in" fo:margin-left="0.2381in" table:align="center"/>
    </style:style>
    <style:style style:name="TableRow39" style:family="table-row">
      <style:table-row-properties style:min-row-height="0.0951in" style:use-optimal-row-height="false"/>
    </style:style>
    <style:style style:name="TableCell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1" style:parent-style-name="Normal" style:family="paragraph">
      <style:paragraph-properties fo:text-align="center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" style:parent-style-name="Normal" style:family="paragraph">
      <style:paragraph-properties fo:text-align="center" fo:margin-left="0.0791in" fo:margin-right="0.0173in">
        <style:tab-stops/>
      </style:paragraph-properties>
    </style:style>
    <style:style style:name="T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7" style:parent-style-name="Normal" style:family="paragraph">
      <style:paragraph-properties fo:text-align="center" fo:margin-left="0.0631in">
        <style:tab-stops/>
      </style:paragraph-properties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9" style:family="table-row">
      <style:table-row-properties style:min-row-height="0.1006in" style:use-optimal-row-height="false"/>
    </style:style>
    <style:style style:name="TableCell5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" style:parent-style-name="Normal" style:family="paragraph">
      <style:paragraph-properties fo:text-align="center" fo:margin-left="0.05in" fo:text-indent="-0.05in">
        <style:tab-stops/>
      </style:paragraph-properties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4" style:parent-style-name="Normal" style:family="paragraph">
      <style:paragraph-properties fo:text-align="center" fo:margin-left="0.0493in" fo:margin-right="0.0173in" fo:text-indent="-0.0493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7" style:parent-style-name="Normal" style:family="paragraph">
      <style:paragraph-properties fo:margin-left="0.05in" fo:text-indent="-0.0986in">
        <style:tab-stops/>
      </style:paragraph-properties>
    </style:style>
    <style:style style:name="T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0" style:parent-style-name="Normal" style:family="paragraph">
      <style:paragraph-properties fo:margin-left="0.75in" fo:text-indent="-0.75in">
        <style:tab-stops>
          <style:tab-stop style:type="left" style:position="-0.5527in"/>
          <style:tab-stop style:type="left" style:position="0in"/>
          <style:tab-stop style:type="left" style:position="2.4986in"/>
          <style:tab-stop style:type="left" style:position="5.8458in"/>
          <style:tab-stop style:type="left" style:position="5.9437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1" style:parent-style-name="Normal" style:family="paragraph">
      <style:paragraph-properties fo:text-align="justify" fo:margin-right="0.1013in"/>
    </style:style>
    <style:style style:name="T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4" style:parent-style-name="Título1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65" style:parent-style-name="Título1" style:family="paragraph">
      <style:paragraph-properties fo:text-align="justify"/>
    </style:style>
    <style:style style:name="T66" style:parent-style-name="Fuentedepárrafopredeter." style:family="text">
      <style:text-properties style:font-name="Arial" style:font-name-complex="Arial" style:use-window-font-color="true" fo:font-size="10pt" style:font-size-asian="10pt" style:font-size-complex="10pt"/>
    </style:style>
    <style:style style:name="P6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68" style:parent-style-name="Fuentedepárrafopredeter." style:family="text">
      <style:text-properties style:font-name="Arial" style:font-name-complex="Arial" fo:font-size="10pt" style:font-size-asian="10pt"/>
    </style:style>
    <style:style style:name="T69" style:parent-style-name="Fuentedepárrafopredeter." style:family="text">
      <style:text-properties style:font-name="Arial" style:font-name-complex="Arial" fo:font-size="10pt" style:font-size-asian="10pt"/>
    </style:style>
    <style:style style:name="T70" style:parent-style-name="Fuentedepárrafopredeter." style:family="text">
      <style:text-properties style:font-name="Arial" style:font-name-complex="Arial" fo:font-size="10pt" style:font-size-asian="10pt"/>
    </style:style>
    <style:style style:name="T71" style:parent-style-name="Fuentedepárrafopredeter." style:family="text">
      <style:text-properties style:font-name="Arial" style:font-name-complex="Arial" fo:font-size="10pt" style:font-size-asian="10pt"/>
    </style:style>
    <style:style style:name="T72" style:parent-style-name="Fuentedepárrafopredeter." style:family="text">
      <style:text-properties style:font-name="Arial" style:font-name-complex="Arial" fo:font-size="10pt" style:font-size-asian="10pt"/>
    </style:style>
    <style:style style:name="T73" style:parent-style-name="Fuentedepárrafopredeter." style:family="text">
      <style:text-properties style:font-name="Arial" style:font-name-complex="Arial" fo:font-size="10pt" style:font-size-asian="10pt"/>
    </style:style>
    <style:style style:name="T74" style:parent-style-name="Fuentedepárrafopredeter." style:family="text">
      <style:text-properties style:font-name="Arial" style:font-name-complex="Arial" fo:font-size="10pt" style:font-size-asian="10pt"/>
    </style:style>
    <style:style style:name="T75" style:parent-style-name="Fuentedepárrafopredeter." style:family="text">
      <style:text-properties style:font-name="Arial" style:font-name-complex="Arial" fo:font-size="10pt" style:font-size-asian="10pt"/>
    </style:style>
    <style:style style:name="T76" style:parent-style-name="Fuentedepárrafopredeter." style:family="text">
      <style:text-properties style:font-name="Arial" style:font-name-complex="Arial" fo:font-size="10pt" style:font-size-asian="10pt"/>
    </style:style>
    <style:style style:name="P77" style:parent-style-name="Título2" style:family="paragraph">
      <style:paragraph-properties fo:text-align="start"/>
      <style:text-properties style:font-name="Arial" style:font-name-complex="Arial" fo:font-size="10pt" style:font-size-asian="10pt" style:font-size-complex="10pt"/>
    </style:style>
    <style:style style:name="P78" style:parent-style-name="Título2" style:family="paragraph">
      <style:paragraph-properties fo:text-align="start"/>
      <style:text-properties style:font-name="Arial" style:font-name-complex="Arial" fo:font-size="10pt" style:font-size-asian="10pt" style:font-size-complex="10pt"/>
    </style:style>
    <style:style style:name="P79" style:parent-style-name="Normal" style:family="paragraph">
      <style:text-properties style:font-name="Arial" style:font-name-complex="Arial" fo:font-size="10pt" style:font-size-asian="10pt" style:font-size-complex="10pt"/>
    </style:style>
    <style:style style:name="P8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81" style:parent-style-name="Pa0" style:family="paragraph">
      <style:paragraph-properties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82" style:parent-style-name="Normal" style:family="paragraph">
      <style:paragraph-properties style:text-autospace="none" fo:text-align="justify"/>
    </style:style>
    <style:style style:name="T8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84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85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86" style:parent-style-name="Normal" style:family="paragraph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87" style:parent-style-name="Listaconviñetas" style:family="paragraph">
      <style:text-properties fo:language="en" fo:country="US"/>
    </style:style>
    <style:style style:name="P88" style:parent-style-name="Normal" style:family="paragraph">
      <style:paragraph-properties style:text-autospace="none" fo:text-align="justify">
        <style:tab-stops>
          <style:tab-stop style:type="left" style:position="0.1972in"/>
        </style:tab-stops>
      </style:paragraph-properties>
    </style:style>
    <style:style style:name="T89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90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9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2" style:parent-style-name="Listaconviñetas" style:family="paragraph">
      <style:text-properties fo:language="en" fo:country="US"/>
    </style:style>
    <style:style style:name="P93" style:parent-style-name="Listaconviñetas" style:family="paragraph">
      <style:text-properties fo:language="en" fo:country="US"/>
    </style:style>
    <style:style style:name="T94" style:parent-style-name="Fuentedepárrafopredeter." style:family="text">
      <style:text-properties fo:font-weight="normal" style:font-weight-asian="normal" fo:language="en" fo:country="US"/>
    </style:style>
    <style:style style:name="T95" style:parent-style-name="Fuentedepárrafopredeter." style:family="text">
      <style:text-properties fo:font-weight="normal" style:font-weight-asian="normal" fo:language="en" fo:country="US"/>
    </style:style>
    <style:style style:name="T96" style:parent-style-name="Fuentedepárrafopredeter." style:family="text">
      <style:text-properties fo:font-weight="normal" style:font-weight-asian="normal" fo:language="en" fo:country="US"/>
    </style:style>
    <style:style style:name="T97" style:parent-style-name="Fuentedepárrafopredeter." style:family="text">
      <style:text-properties fo:font-weight="normal" style:font-weight-asian="normal" fo:language="en" fo:country="US"/>
    </style:style>
    <style:style style:name="P98" style:parent-style-name="Listaconviñetas" style:family="paragraph">
      <style:text-properties fo:language="en" fo:country="US"/>
    </style:style>
    <style:style style:name="P9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0" style:parent-style-name="Normal" style:family="paragraph">
      <style:paragraph-properties fo:text-align="justify"/>
    </style:style>
    <style:style style:name="T10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0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0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04" style:parent-style-name="Sangría2det.independiente" style:family="paragraph">
      <style:paragraph-properties fo:text-indent="0in"/>
      <style:text-properties fo:font-weight="bold" style:font-weight-asian="bold" fo:font-size="10pt" style:font-size-asian="10pt" fo:language="en" fo:country="US"/>
    </style:style>
    <style:style style:name="P105" style:parent-style-name="Sangría2det.independiente" style:family="paragraph">
      <style:paragraph-properties fo:text-indent="0in"/>
      <style:text-properties fo:font-weight="bold" style:font-weight-asian="bold" fo:font-size="10pt" style:font-size-asian="10pt" fo:language="en" fo:country="US"/>
    </style:style>
    <style:style style:name="P106" style:parent-style-name="Sangría2det.independiente" style:family="paragraph">
      <style:paragraph-properties fo:text-indent="0in"/>
    </style:style>
    <style:style style:name="T107" style:parent-style-name="Fuentedepárrafopredeter." style:family="text">
      <style:text-properties fo:font-size="10pt" style:font-size-asian="10pt" fo:language="en" fo:country="US"/>
    </style:style>
    <style:style style:name="T108" style:parent-style-name="Fuentedepárrafopredeter." style:family="text">
      <style:text-properties fo:font-size="10pt" style:font-size-asian="10pt" fo:language="en" fo:country="US"/>
    </style:style>
    <style:style style:name="T109" style:parent-style-name="Fuentedepárrafopredeter." style:family="text">
      <style:text-properties fo:font-size="10pt" style:font-size-asian="10pt" fo:language="en" fo:country="US"/>
    </style:style>
    <style:style style:name="T110" style:parent-style-name="Fuentedepárrafopredeter." style:family="text">
      <style:text-properties fo:font-size="10pt" style:font-size-asian="10pt" fo:language="en" fo:country="US"/>
    </style:style>
    <style:style style:name="P1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12" style:parent-style-name="Normal" style:family="paragraph">
      <style:paragraph-properties fo:text-align="justify"/>
    </style:style>
    <style:style style:name="T1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1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117" style:parent-style-name="Fuentedepárrafopredeter." style:family="text">
      <style:text-properties fo:font-weight="normal" style:font-weight-asian="normal"/>
    </style:style>
    <style:style style:name="P118" style:parent-style-name="Normal" style:family="paragraph">
      <style:paragraph-properties fo:text-align="justify" fo:margin-right="0.1013in"/>
    </style:style>
    <style:style style:name="T1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2" style:parent-style-name="Normal" style:family="paragraph">
      <style:paragraph-properties style:text-autospace="none" fo:text-align="justify"/>
    </style:style>
    <style:style style:name="T1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6" style:parent-style-name="Fuentedepárrafopredeter." style:family="text">
      <style:text-properties fo:font-weight="normal" style:font-weight-asian="normal"/>
    </style:style>
    <style:style style:name="T127" style:parent-style-name="Fuentedepárrafopredeter." style:family="text">
      <style:text-properties fo:font-weight="normal" style:font-weight-asian="normal" style:font-weight-complex="bold"/>
    </style:style>
    <style:style style:name="T128" style:parent-style-name="Fuentedepárrafopredeter." style:family="text">
      <style:text-properties fo:font-weight="normal" style:font-weight-asian="normal"/>
    </style:style>
    <style:style style:name="P129" style:parent-style-name="Normal" style:family="paragraph">
      <style:paragraph-properties fo:text-align="justify"/>
      <style:text-properties style:font-name="Arial" style:font-name-complex="Arial" fo:font-weight="bold" style:font-weight-asian="bold" fo:color="#0000FF" fo:font-size="10pt" style:font-size-asian="10pt" style:font-size-complex="10pt"/>
    </style:style>
    <style:style style:name="P130" style:parent-style-name="Título5" style:family="paragraph">
      <style:paragraph-properties fo:text-align="justify"/>
    </style:style>
    <style:style style:name="T131" style:parent-style-name="Fuentedepárrafopredeter." style:family="text">
      <style:text-properties style:font-name="Arial" style:font-name-complex="Arial" fo:font-weight="bold" style:font-weight-asian="bold" style:use-window-font-color="true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weight="bold" style:font-weight-asian="bold" style:font-weight-complex="bold" style:use-window-font-color="true" fo:font-size="10pt" style:font-size-asian="10pt" style:font-size-complex="10pt"/>
    </style:style>
    <style:style style:name="P133" style:parent-style-name="Normal" style:family="paragraph">
      <style:text-properties style:font-name="Arial" style:font-name-complex="Arial" fo:font-size="10pt" style:font-size-asian="10pt" style:font-size-complex="10pt"/>
    </style:style>
    <style:style style:name="P134" style:parent-style-name="Normal" style:family="paragraph">
      <style:paragraph-properties style:text-autospace="none" fo:text-align="justify" fo:margin-left="0.2958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135" style:parent-style-name="Normal" style:family="paragraph">
      <style:paragraph-properties fo:text-align="justify"/>
    </style:style>
    <style:style style:name="T13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37" style:parent-style-name="Normal" style:family="paragraph">
      <style:paragraph-properties fo:text-align="justify"/>
    </style:style>
    <style:style style:name="T13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39" style:parent-style-name="Normal" style:family="paragraph">
      <style:paragraph-properties fo:text-align="justify"/>
    </style:style>
    <style:style style:name="T1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4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42" style:parent-style-name="Listaconviñetas" style:family="paragraph">
      <style:text-properties fo:language="en" fo:country="US"/>
    </style:style>
    <style:style style:name="P143" style:parent-style-name="Normal" style:family="paragraph">
      <style:paragraph-properties fo:text-align="justify"/>
    </style:style>
    <style:style style:name="T14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45" style:parent-style-name="Normal" style:family="paragraph">
      <style:paragraph-properties fo:text-align="justify"/>
    </style:style>
    <style:style style:name="T14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48" style:parent-style-name="Normal" style:family="paragraph">
      <style:paragraph-properties fo:text-align="justify"/>
    </style:style>
    <style:style style:name="T1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50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51" style:parent-style-name="Normal" style:family="paragraph">
      <style:paragraph-properties fo:text-align="justify" fo:margin-left="0.2958in" fo:text-indent="-0.2958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152" style:parent-style-name="Listaconviñetas" style:family="paragraph">
      <style:text-properties fo:language="en" fo:country="US"/>
    </style:style>
    <style:style style:name="P153" style:parent-style-name="Listaconviñetas" style:family="paragraph">
      <style:text-properties fo:language="en" fo:country="US"/>
    </style:style>
    <style:style style:name="P154" style:parent-style-name="Normal" style:family="paragraph">
      <style:paragraph-properties fo:text-align="justify"/>
    </style:style>
    <style:style style:name="T15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56" style:parent-style-name="Normal" style:family="paragraph">
      <style:paragraph-properties fo:text-align="justify"/>
    </style:style>
    <style:style style:name="T15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58" style:parent-style-name="Normal" style:family="paragraph">
      <style:paragraph-properties fo:text-align="justify"/>
    </style:style>
    <style:style style:name="T1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60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6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162" style:parent-style-name="Normal" style:family="paragraph">
      <style:paragraph-properties fo:text-align="justify"/>
    </style:style>
    <style:style style:name="T16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64" style:parent-style-name="Normal" style:family="paragraph">
      <style:paragraph-properties fo:text-align="justify"/>
    </style:style>
    <style:style style:name="T16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66" style:parent-style-name="Normal" style:family="paragraph">
      <style:paragraph-properties fo:text-align="justify"/>
    </style:style>
    <style:style style:name="T1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68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69" style:parent-style-name="Listaconviñetas" style:family="paragraph">
      <style:text-properties fo:language="en" fo:country="US"/>
    </style:style>
    <style:style style:name="P170" style:parent-style-name="Normal" style:family="paragraph">
      <style:paragraph-properties fo:text-align="justify"/>
    </style:style>
    <style:style style:name="T17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2" style:parent-style-name="Normal" style:family="paragraph">
      <style:paragraph-properties fo:text-align="justify"/>
    </style:style>
    <style:style style:name="T17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4" style:parent-style-name="Normal" style:family="paragraph">
      <style:paragraph-properties fo:text-align="justify"/>
    </style:style>
    <style:style style:name="T1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177" style:parent-style-name="Normal" style:family="paragraph">
      <style:paragraph-properties fo:text-align="justify"/>
    </style:style>
    <style:style style:name="T17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9" style:parent-style-name="Normal" style:family="paragraph">
      <style:paragraph-properties fo:text-align="justify"/>
    </style:style>
    <style:style style:name="T18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81" style:parent-style-name="Normal" style:family="paragraph">
      <style:paragraph-properties fo:text-align="justify"/>
    </style:style>
    <style:style style:name="T1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8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84" style:parent-style-name="Listaconviñetas" style:family="paragraph">
      <style:text-properties fo:language="en" fo:country="US"/>
    </style:style>
    <style:style style:name="P185" style:parent-style-name="Normal" style:family="paragraph">
      <style:paragraph-properties fo:text-align="justify"/>
    </style:style>
    <style:style style:name="T18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87" style:parent-style-name="Normal" style:family="paragraph">
      <style:paragraph-properties fo:text-align="justify"/>
    </style:style>
    <style:style style:name="T18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89" style:parent-style-name="Normal" style:family="paragraph">
      <style:paragraph-properties fo:text-align="justify"/>
    </style:style>
    <style:style style:name="T1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9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192" style:parent-style-name="Listaconviñetas" style:family="paragraph">
      <style:text-properties fo:language="en" fo:country="US"/>
    </style:style>
    <style:style style:name="P193" style:parent-style-name="Normal" style:family="paragraph">
      <style:paragraph-properties fo:text-align="justify"/>
    </style:style>
    <style:style style:name="T19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95" style:parent-style-name="Normal" style:family="paragraph">
      <style:paragraph-properties fo:text-align="justify"/>
    </style:style>
    <style:style style:name="T19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97" style:parent-style-name="Normal" style:family="paragraph">
      <style:paragraph-properties fo:text-align="justify"/>
    </style:style>
    <style:style style:name="T19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99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200" style:parent-style-name="Listaconviñetas" style:family="paragraph">
      <style:text-properties fo:language="en" fo:country="US"/>
    </style:style>
    <style:style style:name="T201" style:parent-style-name="Fuentedepárrafopredeter." style:family="text">
      <style:text-properties fo:language="en" fo:country="US"/>
    </style:style>
    <style:style style:name="P202" style:parent-style-name="Sangría2det.independiente" style:family="paragraph">
      <style:paragraph-properties fo:text-indent="0in"/>
      <style:text-properties fo:font-size="10pt" style:font-size-asian="10pt"/>
    </style:style>
    <style:style style:name="P203" style:parent-style-name="Sangría2det.independiente" style:family="paragraph">
      <style:paragraph-properties fo:text-indent="0in"/>
    </style:style>
    <style:style style:name="T204" style:parent-style-name="Fuentedepárrafopredeter." style:family="text">
      <style:text-properties fo:font-size="10pt" style:font-size-asian="10pt"/>
    </style:style>
    <style:style style:name="T205" style:parent-style-name="Fuentedepárrafopredeter." style:family="text">
      <style:text-properties fo:font-size="10pt" style:font-size-asian="10pt"/>
    </style:style>
    <style:style style:name="T206" style:parent-style-name="Fuentedepárrafopredeter." style:family="text">
      <style:text-properties fo:font-size="10pt" style:font-size-asian="10pt"/>
    </style:style>
    <style:style style:name="T207" style:parent-style-name="Fuentedepárrafopredeter." style:family="text">
      <style:text-properties fo:font-size="10pt" style:font-size-asian="10pt"/>
    </style:style>
    <style:style style:name="T208" style:parent-style-name="Fuentedepárrafopredeter." style:family="text">
      <style:text-properties fo:font-size="10pt" style:font-size-asian="10pt"/>
    </style:style>
    <style:style style:name="P209" style:parent-style-name="Sangría2det.independiente" style:family="paragraph">
      <style:text-properties fo:font-size="10pt" style:font-size-asian="10pt"/>
    </style:style>
    <style:style style:name="P210" style:parent-style-name="Título1" style:family="paragraph">
      <style:paragraph-properties fo:text-align="justify"/>
      <style:text-properties style:font-name="Arial" style:font-name-complex="Arial" style:use-window-font-color="true" fo:font-size="10pt" style:font-size-asian="10pt" style:font-size-complex="10pt"/>
    </style:style>
    <style:style style:name="P211" style:parent-style-name="Normal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12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/>
    </style:style>
    <style:style style:name="P213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/>
    </style:style>
    <style:style style:name="P214" style:parent-style-name="Normal" style:family="paragraph">
      <style:paragraph-properties style:text-autospace="none" fo:text-align="justify" fo:margin-left="0.2958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5" style:parent-style-name="Normal" style:family="paragraph">
      <style:paragraph-properties style:text-autospace="none" fo:text-align="justify" fo:margin-left="0.2958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6" style:parent-style-name="Normal" style:family="paragraph">
      <style:paragraph-properties fo:text-align="justify" fo:margin-left="0.2958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7" style:parent-style-name="Normal" style:family="paragraph">
      <style:text-properties style:font-name="Arial" style:font-name-complex="Arial" fo:font-size="10pt" style:font-size-asian="10pt" style:font-size-complex="10pt"/>
    </style:style>
    <style:style style:name="P218" style:parent-style-name="Título1" style:family="paragraph">
      <style:paragraph-properties fo:text-align="justify"/>
      <style:text-properties style:font-name="Arial" style:font-name-complex="Arial" style:use-window-font-color="true" fo:font-size="10pt" style:font-size-asian="10pt" style:font-size-complex="10pt"/>
    </style:style>
    <style:style style:name="P219" style:parent-style-name="Título1" style:master-page-name="MP1" style:family="paragraph">
      <style:paragraph-properties fo:break-before="page" fo:text-align="justify"/>
      <style:text-properties style:font-name="Arial" style:font-name-complex="Arial" style:use-window-font-color="true" fo:font-size="10pt" style:font-size-asian="10pt" style:font-size-complex="10pt"/>
    </style:style>
    <style:style style:name="P225" style:parent-style-name="Normal" style:family="paragraph">
      <style:paragraph-properties style:text-autospace="none" fo:text-align="justify" fo:margin-left="0.3125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TableColumn227" style:family="table-column">
      <style:table-column-properties style:column-width="0.9458in" style:use-optimal-column-width="false"/>
    </style:style>
    <style:style style:name="TableColumn228" style:family="table-column">
      <style:table-column-properties style:column-width="1.2458in" style:use-optimal-column-width="false"/>
    </style:style>
    <style:style style:name="TableColumn229" style:family="table-column">
      <style:table-column-properties style:column-width="2.0881in" style:use-optimal-column-width="false"/>
    </style:style>
    <style:style style:name="TableColumn230" style:family="table-column">
      <style:table-column-properties style:column-width="2.034in" style:use-optimal-column-width="false"/>
    </style:style>
    <style:style style:name="TableColumn231" style:family="table-column">
      <style:table-column-properties style:column-width="1.618in" style:use-optimal-column-width="false"/>
    </style:style>
    <style:style style:name="TableColumn232" style:family="table-column">
      <style:table-column-properties style:column-width="1.1854in" style:use-optimal-column-width="false"/>
    </style:style>
    <style:style style:name="TableColumn233" style:family="table-column">
      <style:table-column-properties style:column-width="1.2291in" style:use-optimal-column-width="false"/>
    </style:style>
    <style:style style:name="Table226" style:family="table">
      <style:table-properties style:width="10.3465in" style:rel-width="109.3%" fo:margin-left="-0.3611in" table:align="cente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right="-0.075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right="-0.0756in" fo:text-indent="-0.0729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>
        <style:tab-stops>
          <style:tab-stop style:type="left" style:position="1.2881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right="-0.0208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right="0.101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right="-0.0194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right="0.1013in"/>
    </style:style>
    <style:style style:name="T2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Cell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right="0.1013in"/>
    </style:style>
    <style:style style:name="T2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right="-0.075in" fo:text-indent="-0.0756in"/>
    </style:style>
    <style:style style:name="T2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left="-0.1166in" fo:margin-right="-0.075in" fo:text-indent="0.1013in">
        <style:tab-stops/>
      </style:paragraph-properties>
    </style:style>
    <style:style style:name="T261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right="-0.0298in" fo:text-indent="-0.0708in"/>
    </style:style>
    <style:style style:name="T2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right="0.1013in"/>
    </style:style>
    <style:style style:name="T26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right="0.1013in"/>
    </style:style>
    <style:style style:name="T27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7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TableColumn273" style:family="table-column">
      <style:table-column-properties style:column-width="1.2319in" style:use-optimal-column-width="false"/>
    </style:style>
    <style:style style:name="TableColumn274" style:family="table-column">
      <style:table-column-properties style:column-width="1.1104in" style:use-optimal-column-width="false"/>
    </style:style>
    <style:style style:name="TableColumn275" style:family="table-column">
      <style:table-column-properties style:column-width="7.9944in" style:use-optimal-column-width="false"/>
    </style:style>
    <style:style style:name="Table272" style:family="table">
      <style:table-properties style:width="10.3368in" style:rel-width="109.2%" fo:margin-left="-4.4951in" table:align="center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right="0.1013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right="0.1013in"/>
    </style:style>
    <style:style style:name="T28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right="0.1013in"/>
    </style:style>
    <style:style style:name="T28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text-align="justify"/>
    </style:style>
    <style:style style:name="T29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9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9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9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03" style:parent-style-name="Normal" style:family="paragraph">
      <style:paragraph-properties fo:text-align="justify"/>
    </style:style>
    <style:style style:name="T30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07" style:parent-style-name="Normal" style:family="paragraph">
      <style:paragraph-properties fo:text-align="justify"/>
    </style:style>
    <style:style style:name="T3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10" style:parent-style-name="Normal" style:family="paragraph">
      <style:paragraph-properties fo:text-align="justify"/>
    </style:style>
    <style:style style:name="T3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2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P313" style:parent-style-name="Normal" style:family="paragraph">
      <style:paragraph-properties fo:text-align="justify"/>
    </style:style>
    <style:style style:name="T31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16" style:parent-style-name="Normal" style:family="paragraph">
      <style:paragraph-properties fo:text-align="justify"/>
    </style:style>
    <style:style style:name="T31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19" style:parent-style-name="Normal" style:family="paragraph">
      <style:paragraph-properties fo:text-align="justify"/>
    </style:style>
    <style:style style:name="T3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2" style:parent-style-name="Normal" style:family="paragraph">
      <style:paragraph-properties fo:text-align="justify"/>
    </style:style>
    <style:style style:name="T3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5" style:parent-style-name="Normal" style:family="paragraph">
      <style:paragraph-properties fo:text-align="justify"/>
    </style:style>
    <style:style style:name="T3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29" style:parent-style-name="Título1" style:master-page-name="MP2" style:family="paragraph">
      <style:paragraph-properties fo:break-before="page" fo:text-align="justify"/>
      <style:text-properties style:font-name="Arial" style:font-name-complex="Arial" style:use-window-font-color="true" fo:font-size="10pt" style:font-size-asian="10pt" style:font-size-complex="10pt"/>
    </style:style>
    <style:style style:name="P3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3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37" style:parent-style-name="Normal" style:family="paragraph">
      <style:paragraph-properties fo:text-align="justify"/>
    </style:style>
    <style:style style:name="T338" style:parent-style-name="A0" style:family="text">
      <style:text-properties style:font-name="Arial" style:font-name-complex="Arial" fo:font-size="10pt" style:font-size-asian="10pt" style:font-size-complex="10pt" fo:language="en" fo:country="US"/>
    </style:style>
    <style:style style:name="P339" style:parent-style-name="Normal" style:family="paragraph">
      <style:paragraph-properties fo:text-align="justify"/>
    </style:style>
    <style:style style:name="TableColumn341" style:family="table-column">
      <style:table-column-properties style:column-width="1.6555in" style:use-optimal-column-width="false"/>
    </style:style>
    <style:style style:name="TableColumn342" style:family="table-column">
      <style:table-column-properties style:column-width="1.6923in" style:use-optimal-column-width="false"/>
    </style:style>
    <style:style style:name="TableColumn343" style:family="table-column">
      <style:table-column-properties style:column-width="1.575in" style:use-optimal-column-width="false"/>
    </style:style>
    <style:style style:name="TableColumn344" style:family="table-column">
      <style:table-column-properties style:column-width="1.8708in" style:use-optimal-column-width="false"/>
    </style:style>
    <style:style style:name="Table340" style:family="table">
      <style:table-properties style:width="6.7937in" fo:margin-left="-0.0236in" table:align="left"/>
    </style:style>
    <style:style style:name="TableRow345" style:family="table-row">
      <style:table-row-properties style:min-row-height="0.318in" style:use-optimal-row-height="false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left="0.01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Row352" style:family="table-row">
      <style:table-row-properties style:min-row-height="0.0993in" style:use-optimal-row-height="false"/>
    </style:style>
    <style:style style:name="P35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5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Row359" style:family="table-row">
      <style:table-row-properties style:min-row-height="0.318in" style:use-optimal-row-height="false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Normal" style:family="paragraph">
      <style:paragraph-properties fo:text-align="center"/>
    </style:style>
    <style:style style:name="T36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Normal" style:family="paragraph">
      <style:paragraph-properties fo:text-align="center"/>
    </style:style>
    <style:style style:name="T36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Normal" style:family="paragraph">
      <style:paragraph-properties fo:text-align="center"/>
    </style:style>
    <style:style style:name="T36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text-align="center"/>
    </style:style>
    <style:style style:name="T37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72" style:parent-style-name="Normal" style:family="paragraph">
      <style:paragraph-properties fo:text-align="justify"/>
    </style:style>
    <style:style style:name="P373" style:parent-style-name="Normal" style:family="paragraph">
      <style:paragraph-properties fo:text-align="justify"/>
    </style:style>
    <style:style style:name="P374" style:parent-style-name="Normal" style:family="paragraph">
      <style:paragraph-properties fo:text-align="justify"/>
    </style:style>
    <style:style style:name="P375" style:parent-style-name="Normal" style:family="paragraph">
      <style:paragraph-properties style:text-autospace="none" fo:text-align="justify"/>
    </style:style>
    <style:style style:name="T376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P377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378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P379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 style:language-asian="pt" style:country-asian="BR"/>
    </style:style>
    <style:style style:name="P380" style:parent-style-name="Normal" style:family="paragraph">
      <style:paragraph-properties style:text-autospace="none" fo:text-align="justify"/>
    </style:style>
    <style:style style:name="T38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38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83" style:parent-style-name="Normal" style:family="paragraph">
      <style:paragraph-properties fo:text-align="justify" fo:margin-top="0.0833in" fo:margin-bottom="0.0833in"/>
      <style:text-properties style:font-name="Arial" style:font-name-complex="Arial" fo:font-weight="bold" style:font-weight-asian="bold" fo:font-size="10pt" style:font-size-asian="10pt" style:font-size-complex="10pt"/>
    </style:style>
    <style:style style:name="P384" style:parent-style-name="NormalWeb" style:family="paragraph">
      <style:paragraph-properties fo:text-align="justify" fo:margin-top="0in" fo:margin-bottom="0in"/>
      <style:text-properties style:font-name="Arial" style:font-name-complex="Arial" fo:color="#000000" fo:font-size="10pt" style:font-size-asian="10pt" style:font-size-complex="10pt"/>
    </style:style>
    <style:style style:name="P385" style:parent-style-name="Normal" style:family="paragraph">
      <style:paragraph-properties style:text-autospace="none" fo:text-align="justify"/>
    </style:style>
    <style:style style:name="T38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8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388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89" style:parent-style-name="NormalWeb" style:family="paragraph">
      <style:paragraph-properties fo:margin-top="0in" fo:margin-bottom="0in"/>
    </style:style>
    <style:style style:name="T3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9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9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9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9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95" style:parent-style-name="Normal" style:family="paragraph">
      <style:paragraph-properties style:text-autospace="none" fo:text-align="justify">
        <style:tab-stops>
          <style:tab-stop style:type="right" style:leader-style="dotted" style:leader-text="." style:position="5.875in"/>
        </style:tab-stops>
      </style:paragraph-properties>
    </style:style>
    <style:style style:name="T396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T39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n" fo:country="US"/>
    </style:style>
    <style:style style:name="T39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n" fo:country="US"/>
    </style:style>
    <style:style style:name="T399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T40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n" fo:country="US"/>
    </style:style>
    <style:style style:name="P4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 fo:language="en" fo:country="US"/>
    </style:style>
    <style:style style:name="P4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0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0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08" style:parent-style-name="Normal" style:family="paragraph">
      <style:paragraph-properties fo:text-align="justify" fo:margin-right="0.1013in"/>
    </style:style>
    <style:style style:name="T4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10" style:parent-style-name="Normal" style:family="paragraph">
      <style:paragraph-properties fo:text-align="justify" fo:margin-right="0.1013in"/>
      <style:text-properties style:font-name="Arial" style:font-name-complex="Arial" fo:font-size="10pt" style:font-size-asian="10pt" style:font-size-complex="10pt"/>
    </style:style>
    <style:style style:name="P411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weight="bold" style:font-weight-asian="bold" fo:text-transform="uppercase" fo:font-size="10pt" style:font-size-asian="10pt" style:font-size-complex="10pt"/>
    </style:style>
    <style:style style:name="P412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weight="bold" style:font-weight-asian="bold" fo:text-transform="uppercase" fo:font-size="10pt" style:font-size-asian="10pt" style:font-size-complex="10pt"/>
    </style:style>
    <style:style style:name="P413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4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5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6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7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8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19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0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1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2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3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4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5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6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7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8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29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0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1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2" style:parent-style-name="Normal" style:family="paragraph">
      <style:paragraph-properties fo:text-align="justify" fo:margin-right="0.411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3" style:parent-style-name="Normal" style:family="paragraph">
      <style:paragraph-properties fo:text-align="justify" fo:margin-right="0.4131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4" style:parent-style-name="Normal" style:family="paragraph">
      <style:paragraph-properties fo:text-align="justify" fo:margin-right="0.4131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5" style:parent-style-name="Normal" style:family="paragraph">
      <style:paragraph-properties fo:text-align="justify" fo:margin-right="0.4131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6" style:parent-style-name="Normal" style:family="paragraph">
      <style:paragraph-properties fo:margin-right="0.4131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7.383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437" style:parent-style-name="Título1" style:family="paragraph">
      <style:paragraph-properties fo:text-align="justify"/>
      <style:text-properties style:font-name="Arial" style:font-name-complex="Arial" style:use-window-font-color="true" fo:font-size="10pt" style:font-size-asian="10pt" style:font-size-complex="10pt"/>
    </style:style>
    <style:style style:name="P438" style:parent-style-name="Textoindependiente" style:family="paragraph">
      <style:text-properties style:font-name="Arial" style:font-name-complex="Arial" fo:font-size="10pt" style:font-size-asian="10pt"/>
    </style:style>
    <style:style style:name="P439" style:parent-style-name="Normal" style:family="paragraph">
      <style:paragraph-properties fo:text-align="justify" fo:margin-right="0.101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40" style:parent-style-name="Normal" style:family="paragraph">
      <style:paragraph-properties fo:text-align="justify" fo:margin-right="0.1013in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41" style:parent-style-name="Normal" style:family="paragraph">
      <style:paragraph-properties fo:text-align="justify" fo:margin-right="0.1013in"/>
    </style:style>
    <style:style style:name="T442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P443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445" style:family="table-column">
      <style:table-column-properties style:column-width="6.8701in"/>
    </style:style>
    <style:style style:name="Table444" style:family="table">
      <style:table-properties style:width="6.8701in" fo:margin-left="0in" table:align="left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paragraph-properties fo:text-align="justify"/>
    </style:style>
    <style:style style:name="T4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50" style:parent-style-name="Normal" style:family="paragraph">
      <style:paragraph-properties fo:text-align="justify" fo:text-indent="0.25in"/>
    </style:style>
    <style:style style:name="T4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52" style:parent-style-name="Normal" style:family="paragraph">
      <style:paragraph-properties style:text-autospace="none" fo:text-align="justify" fo:text-indent="0.25in"/>
    </style:style>
    <style:style style:name="T4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54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</style:style>
    <style:style style:name="T45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5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5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5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59" style:parent-style-name="Normal" style:family="paragraph">
      <style:paragraph-properties fo:text-align="justify">
        <style:tab-stops>
          <style:tab-stop style:type="left" style:position="-21.7611in"/>
          <style:tab-stop style:type="left" style:position="-21.1361in"/>
          <style:tab-stop style:type="left" style:position="0.0006in"/>
          <style:tab-stop style:type="left" style:position="0.625in"/>
          <style:tab-stop style:type="left" style:position="1.25in"/>
          <style:tab-stop style:type="left" style:position="1.875in"/>
          <style:tab-stop style:type="left" style:position="2.5in"/>
          <style:tab-stop style:type="left" style:position="3.125in"/>
          <style:tab-stop style:type="left" style:position="3.75in"/>
          <style:tab-stop style:type="left" style:position="4.375in"/>
          <style:tab-stop style:type="left" style:position="5in"/>
          <style:tab-stop style:type="left" style:position="5.625in"/>
          <style:tab-stop style:type="left" style:position="6.25in"/>
          <style:tab-stop style:type="left" style:position="6.875in"/>
          <style:tab-stop style:type="left" style:position="7.5in"/>
          <style:tab-stop style:type="left" style:position="8.125in"/>
          <style:tab-stop style:type="left" style:position="8.75in"/>
          <style:tab-stop style:type="left" style:position="9.375in"/>
          <style:tab-stop style:type="left" style:position="10in"/>
          <style:tab-stop style:type="left" style:position="10.625in"/>
          <style:tab-stop style:type="left" style:position="11.25in"/>
          <style:tab-stop style:type="left" style:position="11.875in"/>
          <style:tab-stop style:type="left" style:position="12.5in"/>
          <style:tab-stop style:type="left" style:position="13.125in"/>
          <style:tab-stop style:type="left" style:position="13.75in"/>
          <style:tab-stop style:type="left" style:position="14.375in"/>
          <style:tab-stop style:type="left" style:position="15in"/>
          <style:tab-stop style:type="left" style:position="15.625in"/>
          <style:tab-stop style:type="left" style:position="16.25in"/>
          <style:tab-stop style:type="left" style:position="16.875in"/>
          <style:tab-stop style:type="left" style:position="17.5in"/>
          <style:tab-stop style:type="left" style:position="18.125in"/>
          <style:tab-stop style:type="left" style:position="18.75in"/>
          <style:tab-stop style:type="left" style:position="19.375in"/>
          <style:tab-stop style:type="left" style:position="20in"/>
          <style:tab-stop style:type="left" style:position="20.625in"/>
          <style:tab-stop style:type="left" style:position="21.25in"/>
          <style:tab-stop style:type="left" style:position="21.875in"/>
        </style:tab-stops>
      </style:paragraph-properties>
      <style:text-properties style:font-name="Arial" style:font-name-complex="Arial" fo:color="#FF0000" fo:font-size="10pt" style:font-size-asian="10pt" style:font-size-complex="10pt"/>
    </style:style>
    <style:style style:name="P460" style:parent-style-name="Normal" style:family="paragraph">
      <style:paragraph-properties fo:text-align="justify">
        <style:tab-stops>
          <style:tab-stop style:type="left" style:position="-21.7611in"/>
          <style:tab-stop style:type="left" style:position="-21.1361in"/>
          <style:tab-stop style:type="left" style:position="0.0006in"/>
          <style:tab-stop style:type="left" style:position="0.625in"/>
          <style:tab-stop style:type="left" style:position="1.25in"/>
          <style:tab-stop style:type="left" style:position="1.875in"/>
          <style:tab-stop style:type="left" style:position="2.5in"/>
          <style:tab-stop style:type="left" style:position="3.125in"/>
          <style:tab-stop style:type="left" style:position="3.75in"/>
          <style:tab-stop style:type="left" style:position="4.375in"/>
          <style:tab-stop style:type="left" style:position="5in"/>
          <style:tab-stop style:type="left" style:position="5.625in"/>
          <style:tab-stop style:type="left" style:position="6.25in"/>
          <style:tab-stop style:type="left" style:position="6.875in"/>
          <style:tab-stop style:type="left" style:position="7.5in"/>
          <style:tab-stop style:type="left" style:position="8.125in"/>
          <style:tab-stop style:type="left" style:position="8.75in"/>
          <style:tab-stop style:type="left" style:position="9.375in"/>
          <style:tab-stop style:type="left" style:position="10in"/>
          <style:tab-stop style:type="left" style:position="10.625in"/>
          <style:tab-stop style:type="left" style:position="11.25in"/>
          <style:tab-stop style:type="left" style:position="11.875in"/>
          <style:tab-stop style:type="left" style:position="12.5in"/>
          <style:tab-stop style:type="left" style:position="13.125in"/>
          <style:tab-stop style:type="left" style:position="13.75in"/>
          <style:tab-stop style:type="left" style:position="14.375in"/>
          <style:tab-stop style:type="left" style:position="15in"/>
          <style:tab-stop style:type="left" style:position="15.625in"/>
          <style:tab-stop style:type="left" style:position="16.25in"/>
          <style:tab-stop style:type="left" style:position="16.875in"/>
          <style:tab-stop style:type="left" style:position="17.5in"/>
          <style:tab-stop style:type="left" style:position="18.125in"/>
          <style:tab-stop style:type="left" style:position="18.75in"/>
          <style:tab-stop style:type="left" style:position="19.375in"/>
          <style:tab-stop style:type="left" style:position="20in"/>
          <style:tab-stop style:type="left" style:position="20.625in"/>
          <style:tab-stop style:type="left" style:position="21.25in"/>
          <style:tab-stop style:type="left" style:position="21.875in"/>
        </style:tab-stops>
      </style:paragraph-properties>
      <style:text-properties style:font-name="Arial" style:font-name-complex="Arial" fo:color="#000000" fo:font-size="10pt" style:font-size-asian="10pt" style:font-size-complex="10pt"/>
    </style:style>
    <style:style style:name="P461" style:parent-style-name="Normal" style:family="paragraph">
      <style:paragraph-properties fo:text-align="justify">
        <style:tab-stops>
          <style:tab-stop style:type="left" style:position="-21.7611in"/>
          <style:tab-stop style:type="left" style:position="-21.1361in"/>
          <style:tab-stop style:type="left" style:position="0.0006in"/>
          <style:tab-stop style:type="left" style:position="0.625in"/>
          <style:tab-stop style:type="left" style:position="1.25in"/>
          <style:tab-stop style:type="left" style:position="1.875in"/>
          <style:tab-stop style:type="left" style:position="2.5in"/>
          <style:tab-stop style:type="left" style:position="3.125in"/>
          <style:tab-stop style:type="left" style:position="3.75in"/>
          <style:tab-stop style:type="left" style:position="4.375in"/>
          <style:tab-stop style:type="left" style:position="5in"/>
          <style:tab-stop style:type="left" style:position="5.625in"/>
          <style:tab-stop style:type="left" style:position="6.25in"/>
          <style:tab-stop style:type="left" style:position="6.875in"/>
          <style:tab-stop style:type="left" style:position="7.5in"/>
          <style:tab-stop style:type="left" style:position="8.125in"/>
          <style:tab-stop style:type="left" style:position="8.75in"/>
          <style:tab-stop style:type="left" style:position="9.375in"/>
          <style:tab-stop style:type="left" style:position="10in"/>
          <style:tab-stop style:type="left" style:position="10.625in"/>
          <style:tab-stop style:type="left" style:position="11.25in"/>
          <style:tab-stop style:type="left" style:position="11.875in"/>
          <style:tab-stop style:type="left" style:position="12.5in"/>
          <style:tab-stop style:type="left" style:position="13.125in"/>
          <style:tab-stop style:type="left" style:position="13.75in"/>
          <style:tab-stop style:type="left" style:position="14.375in"/>
          <style:tab-stop style:type="left" style:position="15in"/>
          <style:tab-stop style:type="left" style:position="15.625in"/>
          <style:tab-stop style:type="left" style:position="16.25in"/>
          <style:tab-stop style:type="left" style:position="16.875in"/>
          <style:tab-stop style:type="left" style:position="17.5in"/>
          <style:tab-stop style:type="left" style:position="18.125in"/>
          <style:tab-stop style:type="left" style:position="18.75in"/>
          <style:tab-stop style:type="left" style:position="19.375in"/>
          <style:tab-stop style:type="left" style:position="20in"/>
          <style:tab-stop style:type="left" style:position="20.625in"/>
          <style:tab-stop style:type="left" style:position="21.25in"/>
          <style:tab-stop style:type="left" style:position="21.875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62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464" style:family="table-column">
      <style:table-column-properties style:column-width="6.8701in"/>
    </style:style>
    <style:style style:name="Table463" style:family="table">
      <style:table-properties style:width="6.8701in" fo:margin-left="0in" table:align="lef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text-align="justify"/>
    </style:style>
    <style:style style:name="T4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69" style:parent-style-name="Normal" style:family="paragraph">
      <style:paragraph-properties fo:text-align="justify" fo:text-indent="0.25in"/>
    </style:style>
    <style:style style:name="T47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71" style:parent-style-name="Normal" style:family="paragraph">
      <style:paragraph-properties style:text-autospace="none" fo:text-align="justify" fo:text-indent="0.25in"/>
    </style:style>
    <style:style style:name="T47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73" style:parent-style-name="Normal" style:family="paragraph">
      <style:paragraph-properties style:text-autospace="none" fo:text-align="justify">
        <style:tab-stops>
          <style:tab-stop style:type="left" style:position="0.2958in"/>
        </style:tab-stops>
      </style:paragraph-properties>
    </style:style>
    <style:style style:name="T47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7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7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7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78" style:parent-style-name="Normal" style:family="paragraph">
      <style:paragraph-properties fo:text-align="justify">
        <style:tab-stops>
          <style:tab-stop style:type="left" style:position="-21.7611in"/>
          <style:tab-stop style:type="left" style:position="-21.1361in"/>
          <style:tab-stop style:type="left" style:position="0.0006in"/>
          <style:tab-stop style:type="left" style:position="0.625in"/>
          <style:tab-stop style:type="left" style:position="1.25in"/>
          <style:tab-stop style:type="left" style:position="1.875in"/>
          <style:tab-stop style:type="left" style:position="2.5in"/>
          <style:tab-stop style:type="left" style:position="3.125in"/>
          <style:tab-stop style:type="left" style:position="3.75in"/>
          <style:tab-stop style:type="left" style:position="4.375in"/>
          <style:tab-stop style:type="left" style:position="5in"/>
          <style:tab-stop style:type="left" style:position="5.625in"/>
          <style:tab-stop style:type="left" style:position="6.25in"/>
          <style:tab-stop style:type="left" style:position="6.875in"/>
          <style:tab-stop style:type="left" style:position="7.5in"/>
          <style:tab-stop style:type="left" style:position="8.125in"/>
          <style:tab-stop style:type="left" style:position="8.75in"/>
          <style:tab-stop style:type="left" style:position="9.375in"/>
          <style:tab-stop style:type="left" style:position="10in"/>
          <style:tab-stop style:type="left" style:position="10.625in"/>
          <style:tab-stop style:type="left" style:position="11.25in"/>
          <style:tab-stop style:type="left" style:position="11.875in"/>
          <style:tab-stop style:type="left" style:position="12.5in"/>
          <style:tab-stop style:type="left" style:position="13.125in"/>
          <style:tab-stop style:type="left" style:position="13.75in"/>
          <style:tab-stop style:type="left" style:position="14.375in"/>
          <style:tab-stop style:type="left" style:position="15in"/>
          <style:tab-stop style:type="left" style:position="15.625in"/>
          <style:tab-stop style:type="left" style:position="16.25in"/>
          <style:tab-stop style:type="left" style:position="16.875in"/>
          <style:tab-stop style:type="left" style:position="17.5in"/>
          <style:tab-stop style:type="left" style:position="18.125in"/>
          <style:tab-stop style:type="left" style:position="18.75in"/>
          <style:tab-stop style:type="left" style:position="19.375in"/>
          <style:tab-stop style:type="left" style:position="20in"/>
          <style:tab-stop style:type="left" style:position="20.625in"/>
          <style:tab-stop style:type="left" style:position="21.25in"/>
          <style:tab-stop style:type="left" style:position="21.875in"/>
        </style:tab-stops>
      </style:paragraph-properties>
      <style:text-properties style:font-name="Arial" style:font-name-complex="Arial" fo:color="#FF0000" fo:font-size="10pt" style:font-size-asian="10pt" style:font-size-complex="10pt"/>
    </style:style>
    <style:style style:name="P479" style:parent-style-name="Normal" style:family="paragraph">
      <style:paragraph-properties fo:text-align="justify">
        <style:tab-stops>
          <style:tab-stop style:type="left" style:position="-21.7611in"/>
          <style:tab-stop style:type="left" style:position="-21.1361in"/>
          <style:tab-stop style:type="left" style:position="0.0006in"/>
          <style:tab-stop style:type="left" style:position="0.625in"/>
          <style:tab-stop style:type="left" style:position="1.25in"/>
          <style:tab-stop style:type="left" style:position="1.875in"/>
          <style:tab-stop style:type="left" style:position="2.5in"/>
          <style:tab-stop style:type="left" style:position="3.125in"/>
          <style:tab-stop style:type="left" style:position="3.75in"/>
          <style:tab-stop style:type="left" style:position="4.375in"/>
          <style:tab-stop style:type="left" style:position="5in"/>
          <style:tab-stop style:type="left" style:position="5.625in"/>
          <style:tab-stop style:type="left" style:position="6.25in"/>
          <style:tab-stop style:type="left" style:position="6.875in"/>
          <style:tab-stop style:type="left" style:position="7.5in"/>
          <style:tab-stop style:type="left" style:position="8.125in"/>
          <style:tab-stop style:type="left" style:position="8.75in"/>
          <style:tab-stop style:type="left" style:position="9.375in"/>
          <style:tab-stop style:type="left" style:position="10in"/>
          <style:tab-stop style:type="left" style:position="10.625in"/>
          <style:tab-stop style:type="left" style:position="11.25in"/>
          <style:tab-stop style:type="left" style:position="11.875in"/>
          <style:tab-stop style:type="left" style:position="12.5in"/>
          <style:tab-stop style:type="left" style:position="13.125in"/>
          <style:tab-stop style:type="left" style:position="13.75in"/>
          <style:tab-stop style:type="left" style:position="14.375in"/>
          <style:tab-stop style:type="left" style:position="15in"/>
          <style:tab-stop style:type="left" style:position="15.625in"/>
          <style:tab-stop style:type="left" style:position="16.25in"/>
          <style:tab-stop style:type="left" style:position="16.875in"/>
          <style:tab-stop style:type="left" style:position="17.5in"/>
          <style:tab-stop style:type="left" style:position="18.125in"/>
          <style:tab-stop style:type="left" style:position="18.75in"/>
          <style:tab-stop style:type="left" style:position="19.375in"/>
          <style:tab-stop style:type="left" style:position="20in"/>
          <style:tab-stop style:type="left" style:position="20.625in"/>
          <style:tab-stop style:type="left" style:position="21.25in"/>
          <style:tab-stop style:type="left" style:position="21.875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80" style:parent-style-name="Título1" style:family="paragraph">
      <style:paragraph-properties fo:text-align="justify"/>
      <style:text-properties style:font-name="Arial" style:font-name-complex="Arial" style:use-window-font-color="true" fo:font-size="10pt" style:font-size-asian="10pt" style:font-size-complex="10pt"/>
    </style:style>
    <style:style style:name="P481" style:parent-style-name="Normal" style:family="paragraph">
      <style:paragraph-properties fo:text-align="justify" fo:margin-left="0.3937in" fo:text-indent="-0.393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82" style:parent-style-name="Normal" style:family="paragraph">
      <style:paragraph-properties fo:text-align="justify" fo:margin-right="0.1013in"/>
    </style:style>
    <style:style style:name="T4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86" style:parent-style-name="Textoindependiente" style:family="paragraph">
      <style:text-properties style:font-name="Arial" style:font-name-complex="Arial" fo:font-size="10pt" style:font-size-asian="10pt"/>
    </style:style>
    <style:style style:name="P487" style:parent-style-name="Textoindependiente" style:family="paragraph">
      <style:text-properties style:font-name="Arial" style:font-name-complex="Arial" fo:font-size="10pt" style:font-size-asian="10pt"/>
    </style:style>
    <style:style style:name="P488" style:parent-style-name="Textoindependiente" style:family="paragraph">
      <style:text-properties style:font-name="Arial" style:font-name-complex="Arial" fo:font-size="10pt" style:font-size-asian="10pt"/>
    </style:style>
    <style:style style:name="P489" style:parent-style-name="Textoindependiente" style:family="paragraph">
      <style:text-properties style:font-name="Arial" style:font-name-complex="Arial" fo:font-size="10pt" style:font-size-asian="10pt"/>
    </style:style>
    <style:style style:name="P490" style:parent-style-name="Textoindependiente" style:family="paragraph">
      <style:text-properties style:font-name="Arial" style:font-name-complex="Arial" fo:font-size="10pt" style:font-size-asian="10pt"/>
    </style:style>
    <style:style style:name="P491" style:parent-style-name="Textoindependiente" style:family="paragraph">
      <style:text-properties style:font-name="Arial" style:font-name-complex="Arial" fo:font-size="10pt" style:font-size-asian="10pt"/>
    </style:style>
    <style:style style:name="P492" style:parent-style-name="Textoindependiente" style:family="paragraph">
      <style:text-properties style:font-name="Arial" style:font-name-complex="Arial" fo:font-size="10pt" style:font-size-asian="10pt"/>
    </style:style>
    <style:style style:name="P493" style:parent-style-name="Textoindependiente" style:family="paragraph">
      <style:text-properties style:font-name="Arial" style:font-name-complex="Arial" fo:font-size="10pt" style:font-size-asian="10pt"/>
    </style:style>
    <style:style style:name="P494" style:parent-style-name="Textoindependiente" style:family="paragraph">
      <style:text-properties style:font-name="Arial" style:font-name-complex="Arial" fo:font-size="10pt" style:font-size-asian="10pt"/>
    </style:style>
    <style:style style:name="P495" style:parent-style-name="Textoindependiente" style:family="paragraph">
      <style:paragraph-properties fo:text-align="end"/>
      <style:text-properties style:font-name="Arial" style:font-name-complex="Arial" fo:font-size="10pt" style:font-size-asian="10pt"/>
    </style:style>
    <style:style style:name="P496" style:parent-style-name="Normal" style:family="paragraph">
      <style:paragraph-properties fo:text-align="center"/>
    </style:style>
    <style:style style:name="T4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98" style:parent-style-name="Normal" style:family="paragraph">
      <style:paragraph-properties fo:text-align="center"/>
    </style:style>
    <style:style style:name="T4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04" style:parent-style-name="Normal" style:family="paragraph">
      <style:paragraph-properties fo:text-align="center"/>
    </style:style>
    <style:style style:name="T5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06" style:parent-style-name="Textoindependiente" style:family="paragraph">
      <style:paragraph-properties fo:text-align="end"/>
      <style:text-properties style:font-name="Arial" style:font-name-complex="Arial" fo:font-size="10pt" style:font-size-asian="10pt"/>
    </style:style>
    <style:style style:name="P507" style:parent-style-name="Textoindependiente" style:family="paragraph">
      <style:paragraph-properties fo:text-align="end"/>
      <style:text-properties style:font-name="Arial" style:font-name-complex="Arial" fo:font-size="10pt" style:font-size-asian="10pt"/>
    </style:style>
    <style:style style:name="P508" style:parent-style-name="Textoindependiente" style:family="paragraph">
      <style:paragraph-properties fo:text-align="end"/>
      <style:text-properties style:font-name="Arial" style:font-name-complex="Arial" fo:font-size="10pt" style:font-size-asian="10pt"/>
    </style:style>
    <style:style style:name="P509" style:parent-style-name="Textoindependiente" style:family="paragraph">
      <style:paragraph-properties fo:text-align="end"/>
      <style:text-properties style:font-name="Arial" style:font-name-complex="Arial" fo:font-size="10pt" style:font-size-asian="10pt"/>
    </style:style>
    <style:style style:name="P510" style:parent-style-name="Normal" style:family="paragraph">
      <style:text-properties style:font-name="Arial" style:font-name-complex="Arial" fo:font-size="10pt" style:font-size-asian="10pt" style:font-size-complex="10pt"/>
    </style:style>
    <style:style style:name="P511" style:parent-style-name="Normal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PARECER TÉCNICO</text:p>
            <text:p text:style-name="P11"><text:bookmark-start text:name="bkmProNameTitle"/><text:span text:style-name="T12">PRODUCT/FORMULATED/NAME</text:span><text:bookmark-end text:name="bkmProNameTitle"/></text:p>
            <text:p text:style-name="P13"/>
            <text:p text:style-name="P14">PROCESSO:<text:s/>Registro de Produto Formulado</text:p>
            <text:p text:style-name="P15">EMPRESA: ALTA – América Latina tecnologia Agrícola</text:p>
            <text:p text:style-name="P16"><text:span text:style-name="T17">MARCA COMERCIAL:<text:s/></text:span><text:bookmark-start text:name="bkmProName1"/><text:span text:style-name="T18">Product/Formulated/Name</text:span><text:bookmark-end text:name="bkmProName1"/></text:p>
            <text:p text:style-name="P19"><text:span text:style-name="T20">INGREDIENTE ATIVO:<text:s/></text:span><text:bookmark-start text:name="bkmAIName"/><text:span text:style-name="T21">Product/Active ingredient/Common name</text:span><text:bookmark-end text:name="bkmAIName"/></text:p>
            <text:p text:style-name="P22"><text:span text:style-name="T23">CONCENTRAÇÃO:<text:s/></text:span><text:bookmark-start text:name="bkmAIConcentration"/><text:span text:style-name="T24">Product/Formulated/Active ingredient/Concentration</text:span><text:bookmark-end text:name="bkmAIConcentration"/></text:p>
            <text:p text:style-name="P25"><text:span text:style-name="T26">CLASSE:<text:s/></text:span><text:bookmark-start text:name="bkmProClass"/><text:span text:style-name="T27">Product/Formulated/Class</text:span><text:bookmark-end text:name="bkmProClass"/></text:p>
            <text:p text:style-name="P28"><text:span text:style-name="T29">GRUPO QUÍMICO:<text:s/></text:span><text:bookmark-start text:name="bkmAIChemicalGroup"/><text:span text:style-name="T30">Product/Active ingredient/Chemical group</text:span><text:bookmark-end text:name="bkmAIChemicalGroup"/></text:p>
            <text:p text:style-name="P31"><text:span text:style-name="T32">FORMULAÇÃO:<text:s/></text:span><text:bookmark-start text:name="bkmProFormulation"/><text:span text:style-name="T33">Product/Formulated/Formulation</text:span><text:bookmark-end text:name="bkmProFormulation"/></text:p>
            <text:p text:style-name="P34">EMBALAGENS:<text:s/></text:p>
            <table:table table:style-name="Table35">
              <table:table-columns>
                <table:table-column table:style-name="TableColumn36"/>
                <table:table-column table:style-name="TableColumn37"/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<text:span text:style-name="T42">Tipo de embalagem</text:span></text:p>
                </table:table-cell>
                <table:table-cell table:style-name="TableCell43">
                  <text:p text:style-name="P44"><text:span text:style-name="T45">Material</text:span></text:p>
                </table:table-cell>
                <table:table-cell table:style-name="TableCell46">
                  <text:p text:style-name="P47"><text:span text:style-name="T48">Capacidade de acondicionamento</text:span></text:p>
                </table:table-cell>
              </table:table-row>
              <table:table-row table:style-name="TableRow49">
                <table:table-cell table:style-name="TableCell50">
                  <text:p text:style-name="P51"><text:bookmark-start text:name="bmkEmbTipo"/><text:bookmark-start text:name="bmkEmbMateriais"/><text:span text:style-name="T52">Product/Packaging/Type</text:span><text:bookmark-end text:name="bmkEmbTipo"/></text:p>
                </table:table-cell>
                <table:table-cell table:style-name="TableCell53">
                  <text:p text:style-name="P54"><text:bookmark-start text:name="bmkEmbMaterial"/><text:span text:style-name="T55">Product/Packaging/Material</text:span><text:bookmark-end text:name="bmkEmbMaterial"/></text:p>
                </table:table-cell>
                <table:table-cell table:style-name="TableCell56">
                  <text:p text:style-name="P57"><text:span text:style-name="T58"><text:s/></text:span><text:bookmark-start text:name="bmkEmbCapacidade"/><text:span text:style-name="T59">Product/Packaging/Capacity</text:span><text:bookmark-end text:name="bmkEmbCapacidade"/></text:p>
                </table:table-cell>
              </table:table-row>
            </table:table>
            <text:p text:style-name="P60"><text:bookmark-end text:name="bmkEmbMateriais"/></text:p>
            <text:p text:style-name="P61"><text:span text:style-name="T62">FINALIDADE DO PLEITO:</text:span><text:span text:style-name="T63"><text:s/>Registro de produto formulado com base em Produto Técnico Equivalente</text:span></text:p>
          </table:table-cell>
        </table:table-row>
      </table:table>
      <text:h text:style-name="P64" text:outline-level="1"/>
      <text:h text:style-name="P65" text:outline-level="1"><text:span text:style-name="T66">1. OBJETIVO DO PARECER:</text:span></text:h>
      <text:p text:style-name="P67"/>
      <text:p text:style-name="Textoindependiente"><text:span text:style-name="T68">Fornecer dados e informações técnicas para suporte da eficácia e praticabilidade agronômica, na submissão do produto<text:s/></text:span><text:bookmark-start text:name="bkmProName2"/><text:span text:style-name="T69">Product/Formulated/Name</text:span><text:bookmark-end text:name="bkmProName2"/><text:span text:style-name="T70">,<text:s/></text:span><text:bookmark-start text:name="bkmProClass2"/><text:span text:style-name="T71">Product/Formulated/Class</text:span><text:bookmark-end text:name="bkmProClass2"/><text:span text:style-name="T72"><text:s/></text:span><text:span text:style-name="T73">dos grupos químicos<text:s/></text:span><text:bookmark-start text:name="bkmAIChemicalGroup2"/><text:span text:style-name="T74">Product/Active ingredient/Chemical group</text:span><text:bookmark-end text:name="bkmAIChemicalGroup2"/><text:span text:style-name="T75"><text:s/></text:span><text:span text:style-name="T76">junto ao Ministério de Agricultura, Pecuária e do Abastecimento para fins de registro.<text:s/></text:span></text:p>
      <text:h text:style-name="P77" text:outline-level="2"/>
      <text:h text:style-name="P78" text:outline-level="2">2. INTRODUÇÃO:</text:h>
      <text:p text:style-name="P79"/>
      <text:p text:style-name="P80">2.1 Características do I.A.</text:p>
      <text:p text:style-name="Listaconviñetas">Nome Comum do Ingrediente Ativo:<text:s/><text:bookmark-start text:name="bkmAIName2"/>Product/Active ingredient/Common name<text:bookmark-end text:name="bkmAIName2"/><text:s/></text:p>
      <text:p text:style-name="P81">Nome Químico:<text:s/></text:p>
      <text:p text:style-name="P82"><text:bookmark-start text:name="bkmAIName1"/><text:bookmark-start text:name="bkmAIChemicalNames"/><text:span text:style-name="T83">Product/ Active ingredient/Common name</text:span><text:bookmark-end text:name="bkmAIName1"/><text:span text:style-name="T84">:<text:s/></text:span><text:bookmark-start text:name="bkmAIChemicalName"/><text:span text:style-name="T85">Product/Active ingredient/Chemical name</text:span><text:bookmark-end text:name="bkmAIChemicalName"/></text:p>
      <text:p text:style-name="P86"><text:bookmark-end text:name="bkmAIChemicalNames"/></text:p>
      <text:p text:style-name="P87">Fórmula bruta:<text:s/></text:p>
      <text:p text:style-name="P88"><text:bookmark-start text:name="bkmAIName6"/><text:bookmark-start text:name="bkmAIMolecFormulas"/><text:span text:style-name="T89">Product/Active ingredient/Common name</text:span><text:bookmark-end text:name="bkmAIName6"/><text:span text:style-name="T90">:<text:s/></text:span><text:bookmark-start text:name="bkmAIMolecFormula"/><text:span text:style-name="T91">Product/Active ingredient/Molecular formula</text:span><text:bookmark-end text:name="bkmAIMolecFormula"/></text:p>
      <text:p text:style-name="P92"><text:bookmark-end text:name="bkmAIMolecFormulas"/></text:p>
      <text:p text:style-name="P93">Massa molecular:<text:s text:c="2"/></text:p>
      <text:p text:style-name="Listaconviñetas"><text:bookmark-start text:name="bkmProAIWeigths"/><text:span text:style-name="T94"><text:s/></text:span><text:bookmark-start text:name="bkmAIName3"/><text:span text:style-name="T95">Product/Active ingredient/Common name</text:span><text:bookmark-end text:name="bkmAIName3"/><text:span text:style-name="T96">:<text:s/></text:span><text:bookmark-start text:name="bkmProAIWeigth"/><text:span text:style-name="T97">Product/Active ingredient/Molecular weight</text:span><text:bookmark-end text:name="bkmProAIWeigth"/></text:p>
      <text:p text:style-name="P98"><text:bookmark-end text:name="bkmProAIWeigths"/></text:p>
      <text:p text:style-name="P99">Densidade:<text:s/><text:s/></text:p>
      <text:p text:style-name="P100"><text:bookmark-start text:name="bkmAIName4"/><text:bookmark-start text:name="bkmDensidade"/><text:span text:style-name="T101">Product/Active ingredient/Common name</text:span><text:bookmark-end text:name="bkmAIName4"/><text:span text:style-name="T102">:<text:s/></text:span><text:bookmark-start text:name="bkmAIDensidade"/><text:span text:style-name="T103">Product/Active ingredient/Density</text:span><text:bookmark-end text:name="bkmAIDensidade"/></text:p>
      <text:p text:style-name="P104"><text:bookmark-end text:name="bkmDensidade"/></text:p>
      <text:p text:style-name="P105">Solubilidade em água:<text:s/></text:p>
      <text:p text:style-name="P106"><text:bookmark-start text:name="bkmSolubilidade"/><text:span text:style-name="T107"><text:s/></text:span><text:bookmark-start text:name="bkmAIName5"/><text:span text:style-name="T108">Product/Active ingredient/Common name</text:span><text:bookmark-end text:name="bkmAIName5"/><text:span text:style-name="T109">:<text:s/></text:span><text:bookmark-start text:name="bkmAISolubilidade"/><text:span text:style-name="T110">Product/Active ingredient/Solubility</text:span><text:bookmark-end text:name="bkmAISolubilidade"/></text:p>
      <text:p text:style-name="P111"><text:bookmark-end text:name="bkmSolubilidade"/></text:p>
      <text:p text:style-name="P112"><text:span text:style-name="T113">2.2. Características do produto formulado (</text:span><text:bookmark-start text:name="bkmProName3"/><text:span text:style-name="T114">Product/Formulated/Name</text:span><text:bookmark-end text:name="bkmProName3"/><text:span text:style-name="T115">):</text:span></text:p>
      <text:p text:style-name="P116"/>
      <text:p text:style-name="Listaconviñetas">Tipo de Formulação:<text:s/><text:bookmark-start text:name="bkmProFormulation2"/><text:span text:style-name="T117">Product/Formulated/Formulation</text:span><text:bookmark-end text:name="bkmProFormulation2"/></text:p>
      <text:p text:style-name="P118"><text:span text:style-name="T119">Concentração do Ingrediente Ativo:</text:span><text:span text:style-name="T120"><text:s/></text:span><text:bookmark-start text:name="bkmAIConcentration2"/><text:span text:style-name="T121">Product/Formulated/Active ingredient/Concentration</text:span><text:bookmark-end text:name="bkmAIConcentration2"/></text:p>
      <text:p text:style-name="P122"><text:span text:style-name="T123">Grupo Químico</text:span><text:span text:style-name="T124">:<text:s/></text:span><text:bookmark-start text:name="bkmAIChemicalGroup3"/><text:span text:style-name="T125">Product/Active ingredient/Chemical group</text:span><text:bookmark-end text:name="bkmAIChemicalGroup3"/></text:p>
      <text:p text:style-name="Listaconviñetas">Classe:<text:s/><text:bookmark-start text:name="bkmProClass3"/><text:span text:style-name="T126">Product/Formulated/Class</text:span><text:bookmark-end text:name="bkmProClass3"/></text:p>
      <text:p text:style-name="Listaconviñetas">Prazo de validade do produto:<text:s/><text:span text:style-name="T127">2<text:s/></text:span><text:span text:style-name="T128">anos, quando em boas condições de armazenagem e conservado na embalagem original, não violada</text:span>.</text:p>
      <text:p text:style-name="P129"/>
      <text:h text:style-name="P130" text:outline-level="5"><text:span text:style-name="T131">2.3.<text:s/></text:span><text:span text:style-name="T132">Modo de ação:</text:span></text:h>
      <text:p text:style-name="P133"/>
      <text:soft-page-break/>
      <text:p text:style-name="Listaconviñetas">-<text:s/>Comportamento Ambiental:</text:p>
      <text:p text:style-name="Listaconviñetas"/>
      <text:p text:style-name="Listaconviñetas">D-1.1<text:s/>Toxicidade para Microorganismos: Transformação do Carbono</text:p>
      <text:p text:style-name="P134"/>
      <text:p text:style-name="P135"><text:bookmark-start text:name="bkmStuResumoD1_1"/><text:span text:style-name="T136">Studies/Physical, eco and toxicological/Summary BR</text:span><text:bookmark-end text:name="bkmStuResumoD1_1"/></text:p>
      <text:p text:style-name="P137"><text:bookmark-start text:name="bkmStuResultD1_1"/><text:span text:style-name="T138">Studies/Physical, eco and toxicological/Result BR</text:span><text:bookmark-end text:name="bkmStuResultD1_1"/></text:p>
      <text:p text:style-name="P139"><text:span text:style-name="T140">Ref.:<text:s/></text:span><text:bookmark-start text:name="bkmStuRefD1_1"/><text:span text:style-name="T141">Study/Physical, eco and toxicological/Reference</text:span><text:bookmark-end text:name="bkmStuRefD1_1"/></text:p>
      <text:p text:style-name="P142"/>
      <text:p text:style-name="Listaconviñetas">D-1.2<text:s/>Toxicidade para Microorganismos:<text:s/>Transformação do Nitrogênio</text:p>
      <text:p text:style-name="Listaconviñetas"/>
      <text:p text:style-name="P143"><text:bookmark-start text:name="bkmStuResumoD1_2"/><text:span text:style-name="T144">Studies/Physical, eco and toxicological/Summary BR</text:span><text:bookmark-end text:name="bkmStuResumoD1_2"/></text:p>
      <text:p text:style-name="P145"><text:bookmark-start text:name="bkmStuResultD1_2"/><text:span text:style-name="T146">Studies/Physical, eco and toxicological/Result BR</text:span><text:bookmark-end text:name="bkmStuResultD1_2"/><text:span text:style-name="T147"><text:s/></text:span></text:p>
      <text:p text:style-name="P148"><text:span text:style-name="T149">Ref.:<text:s/></text:span><text:bookmark-start text:name="bkmStuRefD1_2"/><text:span text:style-name="T150">Study/Physical, eco and toxicological/Reference</text:span><text:bookmark-end text:name="bkmStuRefD1_2"/></text:p>
      <text:p text:style-name="P151"/>
      <text:p text:style-name="P152">D-2 Toxicidade Para Algas:</text:p>
      <text:p text:style-name="P153"/>
      <text:p text:style-name="P154"><text:bookmark-start text:name="bkmStuResumoD2"/><text:span text:style-name="T155">Studies/Physical, eco and toxicological/Summary BR</text:span><text:bookmark-end text:name="bkmStuResumoD2"/></text:p>
      <text:p text:style-name="P156"><text:bookmark-start text:name="bkmStuResultD2"/><text:span text:style-name="T157">Studies/Physical, eco and toxicological/Result BR</text:span><text:bookmark-end text:name="bkmStuResultD2"/></text:p>
      <text:p text:style-name="P158"><text:span text:style-name="T159">Ref.:<text:s/></text:span><text:bookmark-start text:name="bkmStuRefD2"/><text:span text:style-name="T160">Study/Physical, eco and toxicological/Reference</text:span><text:bookmark-end text:name="bkmStuRefD2"/></text:p>
      <text:p text:style-name="P161"/>
      <text:p text:style-name="Listaconviñetas">D-3 Toxicidade Para Organismos do<text:s/>Solo:</text:p>
      <text:p text:style-name="Listaconviñetas"/>
      <text:p text:style-name="P162"><text:bookmark-start text:name="bkmStuResumoD3"/><text:span text:style-name="T163">Studies/Physical, eco and toxicological/Summary BR</text:span><text:bookmark-end text:name="bkmStuResumoD3"/></text:p>
      <text:p text:style-name="P164"><text:bookmark-start text:name="bkmStuResultD3"/><text:span text:style-name="T165">Studies/Physical, eco and toxicological/Result BR</text:span><text:bookmark-end text:name="bkmStuResultD3"/></text:p>
      <text:p text:style-name="P166"><text:span text:style-name="T167">Ref.:<text:s/></text:span><text:bookmark-start text:name="bkmStuRefD3"/><text:span text:style-name="T168">Study/Physical, eco and toxicological/Reference</text:span><text:bookmark-end text:name="bkmStuRefD3"/></text:p>
      <text:p text:style-name="P169"/>
      <text:p text:style-name="Listaconviñetas">D-4 Toxicidade Para Abelhas:</text:p>
      <text:p text:style-name="Listaconviñetas"/>
      <text:p text:style-name="P170"><text:bookmark-start text:name="bkmStuResumoD4"/><text:span text:style-name="T171">Studies/Physical, eco and toxicological/Summary BR</text:span><text:bookmark-end text:name="bkmStuResumoD4"/></text:p>
      <text:p text:style-name="P172"><text:bookmark-start text:name="bkmStuResultD4"/><text:span text:style-name="T173">Studies/Physical, eco and toxicological/Result BR</text:span><text:bookmark-end text:name="bkmStuResultD4"/></text:p>
      <text:p text:style-name="P174"><text:span text:style-name="T175">Ref.:<text:s/></text:span><text:bookmark-start text:name="bkmStuRefD4"/><text:span text:style-name="T176">Study/Physical, eco and toxicological/Reference</text:span><text:bookmark-end text:name="bkmStuRefD4"/></text:p>
      <text:p text:style-name="Listaconviñetas"/>
      <text:p text:style-name="Listaconviñetas">D-5.1 Toxicidade Aguda Para Microcrustáceo:</text:p>
      <text:p text:style-name="Listaconviñetas"/>
      <text:p text:style-name="P177"><text:bookmark-start text:name="bkmStuResumoD5_1"/><text:span text:style-name="T178">Studies/Physical, eco and toxicological/Summary BR</text:span><text:bookmark-end text:name="bkmStuResumoD5_1"/></text:p>
      <text:p text:style-name="P179"><text:bookmark-start text:name="bkmStuResultD5_1"/><text:span text:style-name="T180">Studies/Physical, eco and toxicological/Result BR</text:span><text:bookmark-end text:name="bkmStuResultD5_1"/></text:p>
      <text:p text:style-name="P181"><text:span text:style-name="T182">Ref.:<text:s/></text:span><text:bookmark-start text:name="bkmStuRefD5_1"/><text:span text:style-name="T183">Study/Physical, eco and toxicological/Reference</text:span><text:bookmark-end text:name="bkmStuRefD5_1"/></text:p>
      <text:p text:style-name="P184"/>
      <text:p text:style-name="Listaconviñetas">D-6.1 Toxicidade Aguda Para Peixes:</text:p>
      <text:p text:style-name="Listaconviñetas"/>
      <text:p text:style-name="P185"><text:bookmark-start text:name="bkmStuResumoD6_1"/><text:span text:style-name="T186">Studies/Physical, eco and toxicological/Summary BR</text:span><text:bookmark-end text:name="bkmStuResumoD6_1"/></text:p>
      <text:p text:style-name="P187"><text:bookmark-start text:name="bkmStuResultD6_1"/><text:span text:style-name="T188">Studies/Physical, eco and toxicological/Result BR</text:span><text:bookmark-end text:name="bkmStuResultD6_1"/></text:p>
      <text:p text:style-name="P189"><text:span text:style-name="T190">Ref.:<text:s/></text:span><text:bookmark-start text:name="bkmStuRefD6_1"/><text:span text:style-name="T191">Study/Physical, eco and toxicological/Reference</text:span><text:bookmark-end text:name="bkmStuRefD6_1"/></text:p>
      <text:p text:style-name="P192"/>
      <text:p text:style-name="Listaconviñetas">D-8.1 Toxicidade Para Aves - Dose Única:</text:p>
      <text:p text:style-name="Listaconviñetas"/>
      <text:p text:style-name="P193"><text:bookmark-start text:name="bkmStuResumoD8_1"/><text:span text:style-name="T194">Studies/Physical, eco and toxicological/Summary BR</text:span><text:bookmark-end text:name="bkmStuResumoD8_1"/></text:p>
      <text:p text:style-name="P195"><text:bookmark-start text:name="bkmStuResultD8_1"/><text:span text:style-name="T196">Studies/Physical, eco and toxicological/Result BR</text:span><text:bookmark-end text:name="bkmStuResultD8_1"/></text:p>
      <text:p text:style-name="P197"><text:span text:style-name="T198">Ref.:<text:s/></text:span><text:bookmark-start text:name="bkmStuRefD8_1"/><text:span text:style-name="T199">Study/Physical, eco and toxicological/Reference</text:span><text:bookmark-end text:name="bkmStuRefD8_1"/></text:p>
      <text:p text:style-name="P200"/>
      <text:p text:style-name="Listaconviñetas"><text:span text:style-name="T201"><text:s/></text:span>-<text:s/>Persistência (informar a degradabilidade do produto, metabólitos, fotólise, hidrólise e meia vida no solo);<text:s/>Mobilidade;<text:s/>Comportamento na<text:s/>água e<text:s/>Comportamento em plantas;</text:p>
      <text:p text:style-name="P202"/>
      <text:p text:style-name="P203"><text:span text:style-name="T204">Não se aplica. Trata-se de Registro de Produto Técnico por Equivalência, e, portanto, as características toxicológicas são equivalentes ao produto técnico de referência<text:s/></text:span><text:bookmark-start text:name="bkmProName4"/><text:span text:style-name="T205">Product/Technical/Name</text:span><text:bookmark-end text:name="bkmProName4"/><text:span text:style-name="T206">, registro no MAPA<text:s/></text:span><text:bookmark-start text:name="bkmProMapa"/><text:span text:style-name="T207">Process/Federal registration/MAPA protocol</text:span><text:bookmark-end text:name="bkmProMapa"/><text:span text:style-name="T208">, de acordo com Lista Positiva de Produtos Técnicos de Referência, emitida pela ANVISA.</text:span></text:p>
      <text:p text:style-name="P209"/>
      <text:h text:style-name="P210" text:outline-level="1"><text:bookmark-start text:name="bmkEficProdNaoRes"/>3. SUMÁRIO DOS LAUDOS DE EFICÁCIA E PRATICABILIDADE AGRONÔMICA:</text:h>
      <text:p text:style-name="P211"/>
      <text:p text:style-name="P212">Trata-se de registro de Produto Formulado com base em Produto Técnico Equivalente, e, segundo o Decreto Nº 5.981, de 06 de dezembro de 2006:</text:p>
      <text:p text:style-name="P213"/>
      <text:p text:style-name="P214">“Os estudos de eficiência e praticabilidade constantes dos itens 18.1 e 21.1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15">I - mesmo tipo de formulação; e</text:p>
      <text:p text:style-name="P216">II - mesmas indicações de uso (culturas e doses) e modalidades de emprego já registradas.”</text:p>
      <text:p text:style-name="P217"><text:bookmark-end text:name="bmkEficProdNaoRes"/></text:p>
      <text:h text:style-name="P218" text:outline-level="1"><text:bookmark-start text:name="bmkEficProdRes"/></text:h>
      <text:soft-page-break/>
      <text:h text:style-name="P219" text:outline-level="1">3. SUMÁRIO DOS LAUDOS DE EFICÁCIA E PRATICABILIDADE AGRONÔMICA:</text:h>
      <text:p text:style-name="P225"/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Cultura</text:p>
          </table:table-cell>
          <table:table-cell table:style-name="TableCell237">
            <text:p text:style-name="P238">Instituição de Pesquisa</text:p>
          </table:table-cell>
          <table:table-cell table:style-name="TableCell239">
            <text:p text:style-name="P240">Pesquisador</text:p>
          </table:table-cell>
          <table:table-cell table:style-name="TableCell241">
            <text:p text:style-name="P242">Alvo(s) biológico(s)</text:p>
          </table:table-cell>
          <table:table-cell table:style-name="TableCell243">
            <text:p text:style-name="P244">Dose p.c. L/ha</text:p>
          </table:table-cell>
          <table:table-cell table:style-name="TableCell245">
            <text:p text:style-name="P246">Volume de calda</text:p>
          </table:table-cell>
          <table:table-cell table:style-name="TableCell247">
            <text:p text:style-name="P248">Nº de aplicações</text:p>
          </table:table-cell>
        </table:table-row>
        <table:table-row table:style-name="TableRow249">
          <table:table-cell table:style-name="TableCell250">
            <text:p text:style-name="P251"><text:bookmark-start text:name="bmkEficCrop"/><text:bookmark-start text:name="bmkEficProd2"/><text:span text:style-name="T252">Registration/Crop/Common brazilian name</text:span><text:bookmark-end text:name="bmkEficCrop"/></text:p>
          </table:table-cell>
          <table:table-cell table:style-name="TableCell253">
            <text:p text:style-name="P254"><text:bookmark-start text:name="bmkEficLabo"/><text:span text:style-name="T255">Registration/Laboratory/Name</text:span><text:bookmark-end text:name="bmkEficLabo"/></text:p>
          </table:table-cell>
          <table:table-cell table:style-name="TableCell256">
            <text:p text:style-name="P257"><text:bookmark-start text:name="bmkEficAuthor"/><text:span text:style-name="T258">Studies/Efficacy/Author</text:span><text:bookmark-end text:name="bmkEficAuthor"/></text:p>
          </table:table-cell>
          <table:table-cell table:style-name="TableCell259">
            <text:p text:style-name="P260"><text:bookmark-start text:name="bmkEficTarget"/><text:span text:style-name="T261">Registration/Target/Scientific name</text:span><text:bookmark-end text:name="bmkEficTarget"/></text:p>
          </table:table-cell>
          <table:table-cell table:style-name="TableCell262">
            <text:p text:style-name="P263"><text:bookmark-start text:name="bmkEficRate"/><text:span text:style-name="T264">Study/Efficacy/Products/Rate</text:span><text:bookmark-end text:name="bmkEficRate"/></text:p>
          </table:table-cell>
          <table:table-cell table:style-name="TableCell265">
            <text:p text:style-name="P266"><text:bookmark-start text:name="bmkEficVolum"/><text:span text:style-name="T267">Study/Efficacy/Products/Volum</text:span><text:bookmark-end text:name="bmkEficVolum"/></text:p>
          </table:table-cell>
          <table:table-cell table:style-name="TableCell268">
            <text:p text:style-name="P269"><text:bookmark-start text:name="bmkEficAplications"/><text:span text:style-name="T270">Study/Efficacy/Products/Number of applications</text:span><text:bookmark-end text:name="bmkEficAplications"/></text:p>
          </table:table-cell>
        </table:table-row>
      </table:table>
      <text:p text:style-name="P271"><text:bookmark-end text:name="bmkEficProd2"/>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Código</text:p>
          </table:table-cell>
          <table:table-cell table:style-name="TableCell279">
            <text:p text:style-name="P280">Laudo</text:p>
          </table:table-cell>
          <table:table-cell table:style-name="TableCell281">
            <text:p text:style-name="P282">Título / Instituição / Autor / Data</text:p>
          </table:table-cell>
        </table:table-row>
        <table:table-row table:style-name="TableRow283">
          <table:table-cell table:style-name="TableCell284">
            <text:p text:style-name="P285"><text:bookmark-start text:name="bmkEficCode"/><text:span text:style-name="T286">Study/Efficacy/Code</text:span><text:bookmark-end text:name="bmkEficCode"/></text:p>
          </table:table-cell>
          <table:table-cell table:style-name="TableCell287">
            <text:p text:style-name="P288"><text:bookmark-start text:name="bmkEficNumber"/><text:bookmark-start text:name="bmkEficProd3"/><text:span text:style-name="T289">##</text:span><text:bookmark-end text:name="bmkEficNumber"/></text:p>
          </table:table-cell>
          <table:table-cell table:style-name="TableCell290">
            <text:p text:style-name="P291"><text:bookmark-start text:name="bmkEficTitle"/><text:span text:style-name="T292">Study/Efficacy/Title</text:span><text:bookmark-end text:name="bmkEficTitle"/><text:span text:style-name="T293">.</text:span><text:bookmark-start text:name="bmkEficLabo2"/><text:span text:style-name="T294">Registration/Laboratory/Name</text:span><text:bookmark-end text:name="bmkEficLabo2"/><text:span text:style-name="T295">.</text:span><text:bookmark-start text:name="bmkEficAuthor2"/><text:span text:style-name="T296">Study/Efficacy/Author</text:span><text:bookmark-end text:name="bmkEficAuthor2"/><text:span text:style-name="T297"><text:s/></text:span><text:span text:style-name="T298">(Anexo 21.</text:span><text:bookmark-start text:name="bmkEficAnexo"/><text:span text:style-name="T299">##</text:span><text:bookmark-end text:name="bmkEficAnexo"/><text:span text:style-name="T300">)</text:span></text:p>
          </table:table-cell>
        </table:table-row>
      </table:table>
      <text:p text:style-name="P301"><text:bookmark-end text:name="bmkEficProd3"/></text:p>
      <text:p text:style-name="P302"><text:bookmark-start text:name="bkmEF"/></text:p>
      <text:p text:style-name="P303"><text:span text:style-name="T304">Laudo</text:span><text:span text:style-name="T305"><text:s/></text:span><text:bookmark-start text:name="bkmEFCode"/><text:span text:style-name="T306">Study/Efficacy/Code</text:span><text:bookmark-end text:name="bkmEFCode"/></text:p>
      <text:p text:style-name="P307"><text:span text:style-name="T308">Cultura:<text:s/></text:span><text:bookmark-start text:name="bkmEFCrop"/><text:span text:style-name="T309">Study/Efficacy/Crop</text:span><text:bookmark-end text:name="bkmEFCrop"/></text:p>
      <text:p text:style-name="P310"><text:span text:style-name="T311">Alvo Biológico:<text:s/></text:span><text:bookmark-start text:name="bkmEFTarget"/><text:span text:style-name="T312">Study/Efficacy/Target</text:span><text:bookmark-end text:name="bkmEFTarget"/></text:p>
      <text:p text:style-name="P313"><text:span text:style-name="T314">Título:<text:s/></text:span><text:bookmark-start text:name="bkmEFTitle"/><text:span text:style-name="T315">Study/Efficacy/Title</text:span><text:bookmark-end text:name="bkmEFTitle"/></text:p>
      <text:p text:style-name="P316"><text:span text:style-name="T317">Instituição:<text:s/></text:span><text:bookmark-start text:name="bkmEFLaboratory"/><text:span text:style-name="T318">Study/Efficacy/Laboratory</text:span><text:bookmark-end text:name="bkmEFLaboratory"/></text:p>
      <text:p text:style-name="P319"><text:span text:style-name="T320">Autor:<text:s/></text:span><text:bookmark-start text:name="bkmEFAuthor"/><text:span text:style-name="T321">Study/Efficacy/Author</text:span><text:bookmark-end text:name="bkmEFAuthor"/></text:p>
      <text:p text:style-name="P322"><text:span text:style-name="T323">Resumo:<text:s/></text:span><text:bookmark-start text:name="bkmEFSummary"/><text:span text:style-name="T324">Study/Efficacy/Summary BR</text:span><text:bookmark-end text:name="bkmEFSummary"/></text:p>
      <text:p text:style-name="P325"><text:bookmark-start text:name="bkmEFResult"/><text:span text:style-name="T326">Study/Efficacy/Result BR</text:span><text:bookmark-end text:name="bkmEFResult"/></text:p>
      <text:p text:style-name="P327"/>
      <text:p text:style-name="P328"><text:bookmark-end text:name="bkmEF"/></text:p>
      <text:h text:style-name="P329" text:outline-level="1"><text:bookmark-end text:name="bmkEficProdRes"/><text:soft-page-break/>4. RECOMENDAÇÕES DE USO:</text:h>
      <text:p text:style-name="P335"/>
      <text:p text:style-name="P336">INSTRUÇÕES DE USO:</text:p>
      <text:p text:style-name="P337"><text:bookmark-start text:name="bkmPurpose"/><text:span text:style-name="T338">Studies/Technical report/Purpose</text:span><text:bookmark-end text:name="bkmPurpose"/>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 table:number-rows-spanned="2">
            <text:p text:style-name="P347"><text:bookmark-start text:name="bkmRecomendacoes"/>Cultura</text:p>
          </table:table-cell>
          <table:table-cell table:style-name="TableCell348" table:number-columns-spanned="2">
            <text:p text:style-name="P349">Praga</text:p>
          </table:table-cell>
          <table:covered-table-cell/>
          <table:table-cell table:style-name="TableCell350" table:number-rows-spanned="2">
            <text:p text:style-name="P351">Dose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Nome Científico</text:p>
          </table:table-cell>
          <table:table-cell table:style-name="TableCell356">
            <text:p text:style-name="P357">Nome Comum</text:p>
          </table:table-cell>
          <table:covered-table-cell>
            <text:p text:style-name="P358"/>
          </table:covered-table-cell>
        </table:table-row>
        <table:table-row table:style-name="TableRow359">
          <table:table-cell table:style-name="TableCell360">
            <text:p text:style-name="P361"><text:bookmark-start text:name="bkmCulturaUso"/><text:span text:style-name="T362">Product/Formulated/Use Recommendation/Crop</text:span><text:bookmark-end text:name="bkmCulturaUso"/></text:p>
          </table:table-cell>
          <table:table-cell table:style-name="TableCell363">
            <text:p text:style-name="P364"><text:bookmark-start text:name="bkmPragaNomeCie"/><text:span text:style-name="T365">Registration/Target pest/Scientific name</text:span><text:bookmark-end text:name="bkmPragaNomeCie"/></text:p>
          </table:table-cell>
          <table:table-cell table:style-name="TableCell366">
            <text:p text:style-name="P367"><text:bookmark-start text:name="bkmPragaNomeCom"/><text:span text:style-name="T368">Registration/Target pest/Common brazilian name</text:span><text:bookmark-end text:name="bkmPragaNomeCom"/></text:p>
          </table:table-cell>
          <table:table-cell table:style-name="TableCell369">
            <text:p text:style-name="P370"><text:bookmark-start text:name="bkmDoseUso"/><text:span text:style-name="T371">Product/Formulated/Use recommendation/Commercial product rate</text:span><text:bookmark-end text:name="bkmDoseUso"/></text:p>
          </table:table-cell>
        </table:table-row>
      </table:table>
      <text:p text:style-name="P372"/>
      <text:p text:style-name="P373"><text:bookmark-end text:name="bkmRecomendacoes"/></text:p>
      <text:p text:style-name="P374"/>
      <text:p text:style-name="P375"><text:bookmark-start text:name="bkmInstUso"/><text:span text:style-name="T376">Studies/Technical report/Use instructions</text:span><text:bookmark-end text:name="bkmInstUso"/></text:p>
      <text:p text:style-name="P377"/>
      <text:p text:style-name="P378">DOSE, NÚMERO, ÉPOCA E INTERVALO DE APLICAÇÃO:</text:p>
      <text:p text:style-name="P379"/>
      <text:p text:style-name="P380"><text:bookmark-start text:name="bkmTRNTIBA"/><text:span text:style-name="T381">Studies/Technical report/Number, timing and interval between applications</text:span><text:bookmark-end text:name="bkmTRNTIBA"/></text:p>
      <text:p text:style-name="P382"/>
      <text:p text:style-name="P383">MODO E EQUIPAMENTOS DE APLICAÇÃO:</text:p>
      <text:p text:style-name="P384"/>
      <text:p text:style-name="P385"><text:bookmark-start text:name="bmkModoAplicacao"/><text:span text:style-name="T386">Studies/Technical report/Application method</text:span><text:bookmark-end text:name="bmkModoAplicacao"/></text:p>
      <text:p text:style-name="P387"/>
      <text:p text:style-name="P388">CONDIÇÕES CLIMÁTICAS RECOMENDADAS:</text:p>
      <text:p text:style-name="P389"><text:span text:style-name="T390"><text:line-break/></text:span><text:bookmark-start text:name="bmkCondicoesClima"/><text:span text:style-name="T391">Studies/Technical report/Climatic Conditions</text:span><text:bookmark-end text:name="bmkCondicoesClima"/></text:p>
      <text:p text:style-name="P392"/>
      <text:p text:style-name="P393">INTERVALO DE SEGURANÇA:</text:p>
      <text:p text:style-name="P394"/>
      <text:p text:style-name="P395"><text:bookmark-start text:name="bmkIntCultura"/><text:bookmark-start text:name="bmkIntervaloSeguranca"/><text:span text:style-name="T396">Use recomendation/Crop</text:span><text:bookmark-end text:name="bmkIntCultura"/><text:span text:style-name="T397"><text:s/></text:span><text:span text:style-name="T398"><text:tab/><text:s/></text:span><text:bookmark-start text:name="bmkIntIntervalo"/><text:span text:style-name="T399">Use recomendation/Security interval</text:span><text:bookmark-end text:name="bmkIntIntervalo"/><text:span text:style-name="T400"><text:tab/></text:span></text:p>
      <text:p text:style-name="P401"><text:bookmark-end text:name="bmkIntervaloSeguranca"/></text:p>
      <text:p text:style-name="P402">INTERVALO DE REENTRADA DE PESSOAS NAS CULTURAS E ÁREAS TRATADAS:</text:p>
      <text:p text:style-name="P403">(De acordo com as recomendações aprovadas pelo órgão responsável pela Saúde Humana – ANVISA/MS).</text:p>
      <text:p text:style-name="P404"/>
      <text:p text:style-name="P405"/>
      <text:p text:style-name="P406">LIMITAÇÕES DE USO:</text:p>
      <text:p text:style-name="P407"/>
      <text:p text:style-name="P408"><text:bookmark-start text:name="bkmUseLimit"/><text:span text:style-name="T409">Studies/Technical report/Use limitation</text:span><text:bookmark-end text:name="bkmUseLimit"/></text:p>
      <text:p text:style-name="P410"/>
      <text:p text:style-name="P411">Informações sobre o manejo de resistência:</text:p>
      <text:p text:style-name="P412"/>
      <text:p text:style-name="P413"><text:bookmark-start text:name="bkmManejoInceticida"/>Qualquer agente de controle de pragas pode ficar menos efetivo ao longo do tempo se o alvo desenvolver algum mecanismo de resistência.</text:p>
      <text:p text:style-name="P414">Implementando as seguintes estratégias de manejo poderemos prolongar a vida útil do produto utilizado:</text:p>
      <text:p text:style-name="P415"/>
      <text:p text:style-name="P416">Qualquer <text:s/>produto para o controle das pragas, da mesma classe ou mecanismo de ação, não deve ser utilizado em aplicações consecutivas. Utilizar rotação de produtos com mecanismos de ação distintos;</text:p>
      <text:p text:style-name="P417"/>
      <text:p text:style-name="P418">Utilizar os produtos somente na época, na dose e nos intervalos de aplicação recomendados no rótulo ou bula;<text:s/></text:p>
      <text:p text:style-name="P419"/>
      <text:soft-page-break/>
      <text:p text:style-name="P420">Sempre consultar um engenheiro agrônomo para direcionamento sobre as recomendações locais para o Manejo de Resistência;</text:p>
      <text:p text:style-name="P421"/>
      <text:p text:style-name="P422">Incluir outros métodos de controle (ex.: Resistência genética, controle cultural, biológico, etc.) dentro do programa de <text:s/>Manejo Integrado, quando disponível e apropriado.</text:p>
      <text:p text:style-name="P423"><text:bookmark-start text:name="bkmManejoFungicida"/><text:bookmark-end text:name="bkmManejoInceticida"/>Qualquer agente de controle de doenças pode ficar menos efetivo ao longo do tempo se o alvo desenvolver algum mecanismo de resistência.</text:p>
      <text:p text:style-name="P424">Implementando as seguintes estratégias de manejo poderemos prolongar a vida útil do produto utilizado:</text:p>
      <text:p text:style-name="P425"/>
      <text:p text:style-name="P426">Qualquer produto para o controle das doenças, da mesma classe ou mecanismo de ação, não deve ser utilizado em aplicações consecutivas. Utilizar rotação de fungicidas com mecanismo de ação distintos;</text:p>
      <text:p text:style-name="P427"/>
      <text:p text:style-name="P428">Utilizar os fungicidas somente na época, na dose e nos intervalos de aplicação recomendados no rótulo ou bula. No caso da recomendação do -------------- para o controle de doenças, aplicar o produto sempre de forma preventiva;</text:p>
      <text:p text:style-name="P429"/>
      <text:p text:style-name="P430">Sempre consultar um engenheiro agrônomo para direcionamento sobre as recomendações locais para o manejo de resistência;</text:p>
      <text:p text:style-name="P431"/>
      <text:p text:style-name="P432">Incluir outros métodos de controle de doenças (ex.: Resistência genética, controle cultural, biológico, etc.) dentro do programa de Manejo Integrado de Doenças (MID), quando disponível e apropriados<text:bookmark-end text:name="bkmManejoFungicida"/></text:p>
      <text:p text:style-name="P433"><text:bookmark-start text:name="bkmManejoHerbicida"/>O uso continuado de herbicidas com o mesmo mecanismo de ação pode contribuir para o aumento de população de plantas daninhas a ele resistentes.<text:s/></text:p>
      <text:p text:style-name="P434">Como prática de manejo de resistência de plantas daninhas, deverão ser aplicados herbicidas, com diferentes mecanismos de ação, devidamente registrados para a cultura.</text:p>
      <text:p text:style-name="P435">Não havendo produtos alternativos, recomenda-se a rotação de culturas que possibilite o uso de herbicidas com diferentes mecanismos de ação. Para maiores esclarecimentos, consulte um engenheiro agrônomo.</text:p>
      <text:p text:style-name="P436"><text:bookmark-end text:name="bkmManejoHerbicida"/></text:p>
      <text:h text:style-name="P437" text:outline-level="1">5. ORIGEM DO PRODUTO:</text:h>
      <text:p text:style-name="P438"/>
      <text:p text:style-name="P439">FABRICANTE<text:s/>(S):</text:p>
      <text:p text:style-name="P440"/>
      <text:p text:style-name="P441"><text:span text:style-name="T442">Informamos o(s) seguinte(s) fabricante (s) para o produto técnico:</text:span></text:p>
      <text:p text:style-name="P443"><text:bookmark-start text:name="bkmPTFab"/></text:p>
      <table:table table:style-name="Table444">
        <table:table-columns>
          <table:table-column table:style-name="TableColumn445"/>
        </table:table-columns>
        <table:table-row table:style-name="TableRow446">
          <table:table-cell table:style-name="TableCell447">
            <text:p text:style-name="P448"><text:bookmark-start text:name="bkmFabProd"/><text:bookmark-start text:name="bkmFabricantes"/><text:span text:style-name="T449">Product/Technical/Name</text:span></text:p>
            <text:p text:style-name="P450"><text:span text:style-name="T451">Source/Name</text:span></text:p>
            <text:p text:style-name="P452"><text:span text:style-name="T453">Souce/Address</text:span></text:p>
            <text:p text:style-name="P454"><text:span text:style-name="T455"><text:tab/></text:span><text:span text:style-name="T456">Souce/City</text:span><text:span text:style-name="T457"><text:s/>-<text:s/></text:span><text:span text:style-name="T458">Source/Country</text:span><text:bookmark-end text:name="bkmFabProd"/><text:bookmark-end text:name="bkmFabricantes"/></text:p>
          </table:table-cell>
        </table:table-row>
      </table:table>
      <text:p text:style-name="P459"/>
      <text:p text:style-name="P460"><text:bookmark-end text:name="bkmPTFab"/></text:p>
      <text:p text:style-name="P461">FORMULADORE(S):</text:p>
      <text:p text:style-name="P462"><text:bookmark-start text:name="bkmPTForm"/></text:p>
      <table:table table:style-name="Table463">
        <table:table-columns>
          <table:table-column table:style-name="TableColumn464"/>
        </table:table-columns>
        <table:table-row table:style-name="TableRow465">
          <table:table-cell table:style-name="TableCell466">
            <text:p text:style-name="P467"><text:bookmark-start text:name="bkmFormuladores"/><text:span text:style-name="T468">Product/Technical/Name</text:span></text:p>
            <text:p text:style-name="P469"><text:span text:style-name="T470">Source/Name</text:span></text:p>
            <text:p text:style-name="P471"><text:span text:style-name="T472">Souce/Address</text:span></text:p>
            <text:p text:style-name="P473"><text:span text:style-name="T474"><text:tab/></text:span><text:span text:style-name="T475">Souce/City</text:span><text:span text:style-name="T476"><text:s/>-<text:s/></text:span><text:span text:style-name="T477">Source/Country</text:span><text:bookmark-end text:name="bkmFormuladores"/></text:p>
          </table:table-cell>
        </table:table-row>
      </table:table>
      <text:p text:style-name="P478"/>
      <text:p text:style-name="P479"><text:bookmark-end text:name="bkmPTForm"/></text:p>
      <text:h text:style-name="P480" text:outline-level="1">6. DECLARAÇÃO:</text:h>
      <text:p text:style-name="P481"/>
      <text:soft-page-break/>
      <text:p text:style-name="P482"><text:span text:style-name="T483">Declaramos que, os dados e informações contidas neste Parecer Técnico para suporte ao registro do produto<text:s/></text:span><text:bookmark-start text:name="bkmProName5"/><text:span text:style-name="T484">Product/Formulated/Name</text:span><text:bookmark-end text:name="bkmProName5"/><text:span text:style-name="T485">, foram interpretados de forma imparcial, apenas com o objetivo de facilitar a análise pelo Ministério da Agricultura, Pecuária e Abastecimento.</text:span></text:p>
      <text:p text:style-name="P486"/>
      <text:p text:style-name="P487"/>
      <text:p text:style-name="P488"/>
      <text:p text:style-name="P489">Por ser verdade,</text:p>
      <text:p text:style-name="P490">Firmo o presente</text:p>
      <text:p text:style-name="P491"/>
      <text:p text:style-name="P492"/>
      <text:p text:style-name="P493"/>
      <text:p text:style-name="P494"/>
      <text:p text:style-name="P495"/>
      <text:p text:style-name="P496"><text:span text:style-name="T497">ALTA – América Latina Tecnologia Agrícola</text:span></text:p>
      <text:p text:style-name="P498"><text:bookmark-start text:name="bmkAssCargo"/><text:span text:style-name="T499">User/Job title</text:span><text:bookmark-end text:name="bmkAssCargo"/><text:span text:style-name="T500"><text:s/></text:span><text:bookmark-start text:name="bmkAssNome"/><text:span text:style-name="T501">User/Name</text:span><text:bookmark-end text:name="bmkAssNome"/><text:span text:style-name="T502"><text:s/>/<text:s/></text:span><text:bookmark-start text:name="bmkAssCr"/><text:span text:style-name="T503">User/Regional council</text:span><text:bookmark-end text:name="bmkAssCr"/></text:p>
      <text:p text:style-name="P504"><text:span text:style-name="T505">Responsável Técnico e Representante Legal</text:span></text:p>
      <text:p text:style-name="P506"/>
      <text:p text:style-name="P507"/>
      <text:p text:style-name="P508"/>
      <text:p text:style-name="P509"/>
      <text:p text:style-name="P510"/>
      <text:p text:style-name="P5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roman" style:font-pitch="variable" svg:panose-1="2 11 6 4 2 2 2 2 2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style:font-weight-complex="bold" fo:color="#008000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font-size="11pt" style:font-size-asian="11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/>
      <style:text-properties fo:font-weight="bold" style:font-weight-asian="bold" style:font-weight-complex="bold" fo:color="#FF0000" fo:font-size="11pt" style:font-size-asian="11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fo:font-weight="bold" style:font-weight-asian="bold" style:font-weight-complex="bold" fo:font-size="11pt" style:font-size-asian="11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Times New Roman" fo:color="#243F60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Cambria" fo:font-size="11pt" style:font-size-asian="11pt" style:font-size-complex="11pt" fo:hyphenate="false"/>
    </style: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Textoindependiente" style:display-name="Texto independiente" style:family="paragraph" style:parent-style-name="Normal">
      <style:paragraph-properties fo:widows="0" fo:orphans="0" fo:text-align="justify"/>
      <style:text-properties fo:font-size="11pt" style:font-size-asian="11pt" style:font-size-complex="10pt" style:language-asian="pt" style:country-asian="BR" fo:hyphenate="false"/>
    </style:style>
    <style:style style:name="Textoindependiente3" style:display-name="Texto independiente 3" style:family="paragraph" style:parent-style-name="Normal" style:next-style-name="Normal">
      <style:paragraph-properties fo:text-align="justify"/>
      <style:text-properties style:font-name="Arial" fo:font-size="10pt" style:font-size-asian="10pt" style:font-size-complex="10pt" style:language-asian="pt" style:country-asian="BR" fo:hyphenate="false"/>
    </style:style>
    <style:style style:name="Textoindependiente2" style:display-name="Texto independiente 2" style:family="paragraph" style:parent-style-name="Normal">
      <style:paragraph-properties fo:text-align="center"/>
      <style:text-properties fo:font-weight="bold" style:font-weight-asian="bold" style:font-weight-complex="bold" fo:font-size="7pt" style:font-size-asian="7pt" fo:hyphenate="false"/>
    </style:style>
    <style:style style:name="Sangríadetextonormal" style:display-name="Sangría de texto normal" style:family="paragraph" style:parent-style-name="Normal">
      <style:paragraph-properties fo:widows="0" fo:orphans="0" fo:text-align="justify" fo:margin-left="0.1972in">
        <style:tab-stops/>
      </style:paragraph-properties>
      <style:text-properties fo:font-size="11pt" style:font-size-asian="11pt" style:font-size-complex="10pt" style:language-asian="pt" style:country-asian="BR" fo:hyphenate="false"/>
    </style:style>
    <style:style style:name="Sangría2det.independiente" style:display-name="Sangría 2 de t. independiente" style:family="paragraph" style:parent-style-name="Normal">
      <style:paragraph-properties fo:text-align="justify" fo:text-indent="0.5in"/>
      <style:text-properties style:font-name="Arial" style:font-name-complex="Arial" style:font-size-complex="10pt" style:language-asian="pt" style:country-asian="BR" fo:hyphenate="false"/>
    </style:style>
    <style:style style:name="PADRAO" style:display-name="PADRAO" style:family="paragraph" style:parent-style-name="Normal">
      <style:paragraph-properties fo:text-align="justify"/>
      <style:text-properties style:font-size-complex="10pt" style:language-asian="pt" style:country-asian="BR" fo:hyphenate="false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Times New Roman" fo:font-size="11pt" style:font-size-asian="11pt" style:font-size-complex="11pt" fo:language="en" fo:country="US" style:language-asian="en" style:country-asian="U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en" fo:country="US" style:language-asian="en" style:country-asian="US"/>
    </style:style>
    <style:style style:name="Mapadeldocumento" style:display-name="Mapa del document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MapadeldocumentoCar" style:display-name="Mapa del documento Car" style:family="text" style:parent-style-name="Fuentedepárrafopredeter.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="Calibri" style:font-name-asian="Calibri" fo:font-size="11pt" style:font-size-asian="11pt" style:font-size-complex="11pt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style:language-asian="en" style:country-asian="US"/>
    </style:style>
    <style:style style:name="Textoindependiente3Car" style:display-name="Texto independiente 3 Car" style:family="text" style:parent-style-name="Fuentedepárrafopredeter.">
      <style:text-properties style:font-name="Arial"/>
    </style:style>
    <style:style style:name="Título" style:display-name="Título" style:family="paragraph" style:parent-style-name="Normal">
      <style:paragraph-properties fo:text-align="center"/>
      <style:text-properties style:font-name="Arial" style:font-name-complex="Arial" fo:font-weight="bold" style:font-weight-asian="bold" style:font-weight-complex="bold" style:font-size-complex="10pt" fo:language="fr" fo:country="CA" style:language-asian="pt" style:country-asian="BR" fo:hyphenate="false"/>
    </style:style>
    <style:style style:name="TítuloCar" style:display-name="Título Car" style:family="text" style:parent-style-name="Fuentedepárrafopredeter.">
      <style:text-properties style:font-name="Arial" style:font-name-complex="Arial" fo:font-weight="bold" style:font-weight-asian="bold" style:font-weight-complex="bold" fo:font-size="12pt" style:font-size-asian="12pt" fo:language="fr" fo:country="CA"/>
    </style:style>
    <style:style style:name="Título5Car" style:display-name="Título 5 Car" style:family="text" style:parent-style-name="Fuentedepárrafopredeter.">
      <style:text-properties style:font-name="Cambria" style:font-name-asian="Times New Roman" style:font-name-complex="Times New Roman" fo:color="#243F60" fo:font-size="12pt" style:font-size-asian="12pt" style:font-size-complex="12pt" style:language-asian="en" style:country-asian="US"/>
    </style:style>
    <style:style style:name="Listaconviñetas" style:display-name="Lista con viñetas" style:family="paragraph" style:parent-style-name="Normal" style:auto-update="true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language-asian="pt" style:country-asian="BR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style:language-asian="pt" style:country-asian="BR" fo:hyphenate="false"/>
    </style:style>
    <style:style style:name="section1" style:display-name="section1" style:family="paragraph" style:parent-style-name="Normal">
      <style:paragraph-properties fo:margin-top="0.0694in" fo:margin-bottom="0.0694in"/>
      <style:text-properties style:font-name-asian="Calibri" style:language-asian="pt" style:country-asian="BR" fo:hyphenate="false"/>
    </style:style>
    <style:style style:name="Título2Car" style:display-name="Título 2 Car" style:family="text" style:parent-style-name="Fuentedepárrafopredeter.">
      <style:text-properties fo:font-weight="bold" style:font-weight-asian="bold" style:font-weight-complex="bold" fo:font-size="11pt" style:font-size-asian="11pt" style:font-size-complex="12pt" style:language-asian="en" style:country-asian="US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A0" style:display-name="A0" style:family="text">
      <style:text-properties style:font-name-complex="Helvetica" fo:color="#000000" fo:font-size="8pt" style:font-size-asian="8pt" style:font-size-complex="8pt"/>
    </style:style>
    <style:style style:name="Pa0" style:display-name="Pa0" style:family="paragraph" style:parent-style-name="Normal" style:next-style-name="Normal">
      <style:paragraph-properties style:text-autospace="none" style:line-height-at-least="0.1673in"/>
      <style:text-properties style:font-name="Helvetica" style:language-asian="pt" style:country-asian="BR" fo:hyphenate="false"/>
    </style:style>
    <style:style style:name="A5" style:display-name="A5" style:family="text">
      <style:text-properties style:font-name-complex="Helvetica" fo:color="#000000" fo:font-size="5pt" style:font-size-asian="5pt" style:font-size-complex="5pt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9LVL1" style:family="text">
      <style:text-properties style:font-name="Open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Wingdings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Wingdings"/>
    </style:style>
    <style:style style:name="WW_CharLFO21LVL5" style:family="text">
      <style:text-properties style:font-name="Wingdings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Wingdings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Wingdings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Wingdings"/>
    </style:style>
    <style:style style:name="WW_CharLFO22LVL5" style:family="text">
      <style:text-properties style:font-name="Wingdings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Wingdings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1LVL1" style:family="text">
      <style:text-properties style:font-name="Symbol" fo:color="#0000FF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3LVL1" style:family="text">
      <style:text-properties style:font-name="Wingdings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bullet-char="">
        <style:list-level-properties text:space-before="0.4895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bullet-char="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prefix="(" style:num-suffix=")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8">
      <text:list-level-style-number text:level="1" style:num-prefix="(" style:num-suffix=")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9">
      <text:list-level-style-bullet text:level="1" text:style-name="WW_CharLFO9LVL1" text:bullet-char="­">
        <style:list-level-properties text:space-before="0in" text:min-label-width="0.25in"/>
        <style:text-properties style:font-name="OpenSymbol"/>
      </text:list-level-style-bullet>
      <text:list-level-style-bullet text:level="2" text:style-name="WW_CharLFO9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0">
      <text:list-level-style-number text:level="1" style:num-prefix="(" style:num-suffix=")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bullet text:level="1" text:style-name="WW_CharLFO1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">
        <style:list-level-properties text:space-before="1.7722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2.2722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2.7722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3.2722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3.7722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4.2722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4.7722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5.2722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5.7722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bullet-char="-">
        <style:list-level-properties text:space-before="0in" text:min-label-width="0.25in"/>
      </text:list-level-style-bullet>
    </text:list-style>
    <text:list-style style:name="LFO18">
      <text:list-level-style-bullet text:level="1" text:bullet-char="-">
        <style:list-level-properties text:space-before="0in" text:min-label-width="0.25in"/>
      </text:list-level-style-bullet>
    </text:list-style>
    <text:list-style style:name="LFO19">
      <text:list-level-style-bullet text:level="1" text:style-name="WW_CharLFO19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19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19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9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19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19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9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19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19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0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2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0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0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2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0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20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0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1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1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21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">
        <style:list-level-properties text:space-before="0in" text:min-label-width="0.25in"/>
        <style:text-properties style:font-name="Wingdings"/>
      </text:list-level-style-bullet>
      <text:list-level-style-bullet text:level="2" text:style-name="WW_CharLFO22LVL2" text:bullet-char="">
        <style:list-level-properties text:space-before="0.5in" text:min-label-width="0.25in"/>
        <style:text-properties style:font-name="Wingdings"/>
      </text:list-level-style-bullet>
      <text:list-level-style-bullet text:level="3" text:style-name="WW_CharLFO2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2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2LVL5" text:bullet-char="">
        <style:list-level-properties text:space-before="2in" text:min-label-width="0.25in"/>
        <style:text-properties style:font-name="Wingdings"/>
      </text:list-level-style-bullet>
      <text:list-level-style-bullet text:level="6" text:style-name="WW_CharLFO2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2LVL7" text:bullet-char="">
        <style:list-level-properties text:space-before="3in" text:min-label-width="0.25in"/>
        <style:text-properties style:font-name="Wingdings"/>
      </text:list-level-style-bullet>
      <text:list-level-style-bullet text:level="8" text:style-name="WW_CharLFO22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2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in" text:min-label-width="0.25in"/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1">
      <text:list-level-style-bullet text:level="1" text:style-name="WW_CharLFO3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number text:level="1" style:num-prefix="(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3">
      <text:list-level-style-bullet text:level="1" text:style-name="WW_CharLFO33LVL1" text:bullet-char="">
        <style:list-level-properties text:space-before="1.0388in" text:min-label-width="0.25in"/>
        <style:text-properties style:font-name="Wingdings"/>
      </text:list-level-style-bullet>
      <text:list-level-style-bullet text:level="2" text:style-name="WW_CharLFO33LVL2" text:bullet-char="o">
        <style:list-level-properties text:space-before="1.5388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2.0388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2.5388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3.0388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3.5388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4.0388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4.5388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5.0388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1.3798in" fo:margin-left="0.7479in" fo:margin-bottom="0.9798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13in"/>
      </style:header-style>
      <style:footer-style>
        <style:header-footer-properties style:dynamic-spacing="true" fo:min-height="0.0201in"/>
      </style:footer-style>
    </style:page-layout>
    <style:style style:name="P6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6.925in"/>
          <style:tab-stop style:type="right" style:position="7.5798in"/>
        </style:tab-stops>
      </style:paragraph-properties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7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6.925in"/>
          <style:tab-stop style:type="right" style:position="7.5798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8" style:parent-style-name="Piedepágina" style:family="paragraph">
      <style:paragraph-properties fo:text-align="center"/>
      <style:text-properties style:font-name="Arial" style:font-name-complex="Arial" fo:color="#808080" fo:font-size="8pt" style:font-size-asian="8pt" style:font-size-complex="8pt"/>
    </style:style>
    <style:style style:name="F9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P10" style:parent-style-name="Piedepágina" style:family="paragraph">
      <style:paragraph-properties fo:text-align="center"/>
      <style:text-properties style:font-name="Arial" style:font-name-complex="Arial" fo:color="#808080" fo:font-size="8pt" style:font-size-asian="8pt" style:font-size-complex="8pt"/>
    </style:style>
    <style:page-layout style:name="PL1">
      <style:page-layout-properties fo:page-width="11.6944in" fo:page-height="8.2687in" style:print-orientation="landscape" fo:margin-top="0.7479in" fo:margin-left="1in" fo:margin-bottom="0.7479in" fo:margin-right="1.37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0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6.925in"/>
          <style:tab-stop style:type="right" style:position="7.5798in"/>
        </style:tab-stops>
      </style:paragraph-properties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221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6.925in"/>
          <style:tab-stop style:type="right" style:position="7.5798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222" style:parent-style-name="Piedepágina" style:family="paragraph">
      <style:paragraph-properties fo:text-align="center"/>
      <style:text-properties style:font-name="Arial" style:font-name-complex="Arial" fo:color="#808080" fo:font-size="8pt" style:font-size-asian="8pt" style:font-size-complex="8pt"/>
    </style:style>
    <style:style style:name="F22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P224" style:parent-style-name="Piedepágina" style:family="paragraph">
      <style:paragraph-properties fo:text-align="center"/>
      <style:text-properties style:font-name="Arial" style:font-name-complex="Arial" fo:color="#808080" fo:font-size="8pt" style:font-size-asian="8pt" style:font-size-complex="8pt"/>
    </style:style>
    <style:page-layout style:name="PL2">
      <style:page-layout-properties fo:page-width="8.2687in" fo:page-height="11.6944in" style:print-orientation="portrait" fo:margin-top="1.3784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0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6.925in"/>
          <style:tab-stop style:type="right" style:position="7.5798in"/>
        </style:tab-stops>
      </style:paragraph-properties>
      <style:text-properties style:font-name="Arial" style:font-name-complex="Arial" fo:font-weight="bold" style:font-weight-asian="bold" style:font-weight-complex="bold" fo:font-size="8pt" style:font-size-asian="8pt" style:font-size-complex="8pt"/>
    </style:style>
    <style:style style:name="P331" style:parent-style-name="Encabezado" style:family="paragraph">
      <style:paragraph-properties fo:text-align="end" fo:margin-left="-0.7875in" fo:margin-right="-0.4923in">
        <style:tab-stops>
          <style:tab-stop style:type="center" style:position="3.8562in"/>
          <style:tab-stop style:type="right" style:position="6.925in"/>
          <style:tab-stop style:type="right" style:position="7.5798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332" style:parent-style-name="Piedepágina" style:family="paragraph">
      <style:paragraph-properties fo:text-align="center"/>
      <style:text-properties style:font-name="Arial" style:font-name-complex="Arial" fo:color="#808080" fo:font-size="8pt" style:font-size-asian="8pt" style:font-size-complex="8pt"/>
    </style:style>
    <style:style style:name="F33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P334" style:parent-style-name="Piedepágina" style:family="paragraph">
      <style:paragraph-properties fo:text-align="center"/>
      <style:text-properties style:font-name="Arial" style:font-name-complex="Arial" fo:color="#808080" fo:font-size="8pt" style:font-size-asian="8pt" style:font-size-complex="8pt"/>
    </style:style>
  </office:automatic-styles>
  <office:master-styles>
    <style:master-page style:name="MP0" style:page-layout-name="PL0">
      <style:header>
        <text:p text:style-name="P6"><text:bookmark-start text:name="bkmProNameHeader"/>PRODUCT/FORMULATED/NAME<text:bookmark-end text:name="bkmProNameHeader"/></text:p>
        <text:p text:style-name="P7"/>
      </style:header>
      <style:footer>
        <text:p text:style-name="P8"><draw:frame draw:style-name="F9" text:anchor-type="paragraph" svg:y="0.0006in" draw:z-index="0"><draw:text-box fo:min-height="0in" fo:min-width="0in"><text:p text:style-name="Piedepágina"/></draw:text-box></draw:frame></text:p>
        <text:p text:style-name="P10"/>
      </style:footer>
    </style:master-page>
    <style:master-page style:name="MP1" style:page-layout-name="PL1">
      <style:header>
        <text:p text:style-name="P220"><text:bookmark-start text:name="bkmProNameHeader"/>PRODUCT/FORMULATED/NAME<text:bookmark-end text:name="bkmProNameHeader"/></text:p>
        <text:p text:style-name="P221"/>
      </style:header>
      <style:footer>
        <text:p text:style-name="P222"><draw:frame draw:style-name="F223" text:anchor-type="paragraph" svg:y="0.0006in" draw:z-index="0"><draw:text-box fo:min-height="0in" fo:min-width="0in"><text:p text:style-name="Piedepágina"/></draw:text-box></draw:frame></text:p>
        <text:p text:style-name="P224"/>
      </style:footer>
    </style:master-page>
    <style:master-page style:name="MP2" style:page-layout-name="PL2">
      <style:header>
        <text:p text:style-name="P330"><text:bookmark-start text:name="bkmProNameHeader"/>PRODUCT/FORMULATED/NAME<text:bookmark-end text:name="bkmProNameHeader"/></text:p>
        <text:p text:style-name="P331"/>
      </style:header>
      <style:footer>
        <text:p text:style-name="P332"><draw:frame draw:style-name="F333" text:anchor-type="paragraph" svg:y="0.0006in" draw:z-index="0"><draw:text-box fo:min-height="0in" fo:min-width="0in"><text:p text:style-name="Piedepágina"/></draw:text-box></draw:frame></text:p>
        <text:p text:style-name="P33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BULA</dc:title>
    <meta:initial-creator>Chosco</meta:initial-creator>
    <dc:creator>Chosco</dc:creator>
    <meta:creation-date>2012-12-13T19:02:00Z</meta:creation-date>
    <dc:date>2012-12-13T19:03:00Z</dc:date>
    <meta:print-date>2010-06-16T18:17:00Z</meta:print-date>
    <meta:template xlink:href="ParecerTecnico.dotx" xlink:type="simple"/>
    <meta:editing-cycles>1</meta:editing-cycles>
    <meta:editing-duration>PT60S</meta:editing-duration>
    <meta:document-statistic meta:page-count="7" meta:paragraph-count="22" meta:word-count="1731" meta:character-count="11233" meta:row-count="79" meta:non-whitespace-character-count="9524"/>
  </office:meta>
</office:document-meta>
</file>